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972in" style:rel-column-width="24451*"/>
    </style:style>
    <style:style style:name="Table1.B" style:family="table-column">
      <style:table-column-properties style:column-width="1.9646in" style:rel-column-width="19236*"/>
    </style:style>
    <style:style style:name="Table1.C" style:family="table-column">
      <style:table-column-properties style:column-width="2.2313in" style:rel-column-width="21848*"/>
    </style:style>
    <style:style style:name="Table1.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4972in" style:rel-column-width="24451*"/>
    </style:style>
    <style:style style:name="Table2.B" style:family="table-column">
      <style:table-column-properties style:column-width="1.9646in" style:rel-column-width="19236*"/>
    </style:style>
    <style:style style:name="Table2.C" style:family="table-column">
      <style:table-column-properties style:column-width="2.2313in" style:rel-column-width="21848*"/>
    </style:style>
    <style:style style:name="Table2.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background-color="#dddddd" fo:padding="0.0382in" fo:border-left="0.05pt solid #000000" fo:border-right="none" fo:border-top="none" fo:border-bottom="0.05pt solid #000000">
        <style:background-image/>
      </style:table-cell-properties>
    </style:style>
    <style:style style:name="Table2.C10"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4972in" style:rel-column-width="24451*"/>
    </style:style>
    <style:style style:name="Table3.B" style:family="table-column">
      <style:table-column-properties style:column-width="1.9646in" style:rel-column-width="19236*"/>
    </style:style>
    <style:style style:name="Table3.C" style:family="table-column">
      <style:table-column-properties style:column-width="2.2313in" style:rel-column-width="21848*"/>
    </style:style>
    <style:style style:name="Table3.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3.C1" style:family="table-cell">
      <style:table-cell-properties fo:background-color="#ff99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dddddd" fo:padding="0.0382in" fo:border-left="0.05pt solid #000000" fo:border-right="none" fo:border-top="none" fo:border-bottom="0.05pt solid #000000">
        <style:background-image/>
      </style:table-cell-properties>
    </style:style>
    <style:style style:name="Table3.C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none" fo:border-top="none" fo:border-bottom="0.05pt solid #000000"/>
    </style:style>
    <style:style style:name="Table3.C18"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C" style:family="table-column">
      <style:table-column-properties style:column-width="3.3465in" style:rel-column-width="32769*"/>
    </style:style>
    <style:style style:name="Table4.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4.C1" style:family="table-cell">
      <style:table-cell-properties fo:background-color="#ff9999"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none" fo:border-top="none" fo:border-bottom="0.05pt solid #000000"/>
    </style:style>
    <style:style style:name="Table4.C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0.05pt solid #000000"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0.05pt solid #000000"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0.05pt solid #000000" fo:border-top="none" fo:border-bottom="0.05pt solid #000000"/>
    </style:style>
    <style:style style:name="Table4.B26" style:family="table-cell">
      <style:table-cell-properties fo:padding="0.0382in" fo:border-left="0.05pt solid #000000" fo:border-right="none" fo:border-top="none" fo:border-bottom="0.05pt solid #000000"/>
    </style:style>
    <style:style style:name="Table4.C26" style:family="table-cell">
      <style:table-cell-properties fo:padding="0.0382in" fo:border-left="0.05pt solid #000000" fo:border-right="0.05pt solid #000000"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C" style:family="table-column">
      <style:table-column-properties style:column-width="3.3465in" style:rel-column-width="32769*"/>
    </style:style>
    <style:style style:name="Table5.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5.C1" style:family="table-cell">
      <style:table-cell-properties fo:background-color="#ff9999"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0.05pt solid #000000"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0.05pt solid #000000" fo:border-top="none" fo:border-bottom="0.05pt solid #000000"/>
    </style:style>
    <style:style style:name="Table5.B26" style:family="table-cell">
      <style:table-cell-properties fo:padding="0.0382in" fo:border-left="0.05pt solid #000000" fo:border-right="none" fo:border-top="none" fo:border-bottom="0.05pt solid #000000"/>
    </style:style>
    <style:style style:name="Table5.C26" style:family="table-cell">
      <style:table-cell-properties fo:padding="0.0382in" fo:border-left="0.05pt solid #000000" fo:border-right="0.05pt solid #000000" fo:border-top="none" fo:border-bottom="0.05pt solid #000000"/>
    </style:style>
    <style:style style:name="Table5.B27" style:family="table-cell">
      <style:table-cell-properties fo:padding="0.0382in" fo:border-left="0.05pt solid #000000" fo:border-right="none" fo:border-top="none" fo:border-bottom="0.05pt solid #000000"/>
    </style:style>
    <style:style style:name="Table5.C27" style:family="table-cell">
      <style:table-cell-properties fo:padding="0.0382in" fo:border-left="0.05pt solid #000000" fo:border-right="0.05pt solid #000000" fo:border-top="none" fo:border-bottom="0.05pt solid #000000"/>
    </style:style>
    <style:style style:name="Table5.B28" style:family="table-cell">
      <style:table-cell-properties fo:padding="0.0382in" fo:border-left="0.05pt solid #000000" fo:border-right="none" fo:border-top="none" fo:border-bottom="0.05pt solid #000000"/>
    </style:style>
    <style:style style:name="Table5.C28" style:family="table-cell">
      <style:table-cell-properties fo:padding="0.0382in" fo:border-left="0.05pt solid #000000" fo:border-right="0.05pt solid #000000" fo:border-top="none" fo:border-bottom="0.05pt solid #000000"/>
    </style:style>
    <style:style style:name="Table5.B29" style:family="table-cell">
      <style:table-cell-properties fo:padding="0.0382in" fo:border-left="0.05pt solid #000000" fo:border-right="none" fo:border-top="none" fo:border-bottom="0.05pt solid #000000"/>
    </style:style>
    <style:style style:name="Table5.C29" style:family="table-cell">
      <style:table-cell-properties fo:padding="0.0382in" fo:border-left="0.05pt solid #000000" fo:border-right="0.05pt solid #000000" fo:border-top="none" fo:border-bottom="0.05pt solid #000000"/>
    </style:style>
    <style:style style:name="Table5.B30" style:family="table-cell">
      <style:table-cell-properties fo:padding="0.0382in" fo:border-left="0.05pt solid #000000" fo:border-right="none" fo:border-top="none" fo:border-bottom="0.05pt solid #000000"/>
    </style:style>
    <style:style style:name="Table5.C30" style:family="table-cell">
      <style:table-cell-properties fo:padding="0.0382in" fo:border-left="0.05pt solid #000000" fo:border-right="0.05pt solid #000000" fo:border-top="none" fo:border-bottom="0.05pt solid #000000"/>
    </style:style>
    <style:style style:name="Table5.B31" style:family="table-cell">
      <style:table-cell-properties fo:padding="0.0382in" fo:border-left="0.05pt solid #000000" fo:border-right="none" fo:border-top="none" fo:border-bottom="0.05pt solid #000000"/>
    </style:style>
    <style:style style:name="Table5.C31"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641in" style:rel-column-width="25859*"/>
    </style:style>
    <style:style style:name="Table7.B" style:family="table-column">
      <style:table-column-properties style:column-width="4.0521in" style:rel-column-width="39676*"/>
    </style:style>
    <style:style style:name="Table7.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7.B1" style:family="table-cell">
      <style:table-cell-properties fo:background-color="#ff9999"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641in" style:rel-column-width="25859*"/>
    </style:style>
    <style:style style:name="Table6.B" style:family="table-column">
      <style:table-column-properties style:column-width="4.0521in" style:rel-column-width="39676*"/>
    </style:style>
    <style:style style:name="Table6.A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6.B1" style:family="table-cell">
      <style:table-cell-properties fo:background-color="#ff9999" fo:padding="0.0382in" fo:border="0.05pt solid #000000">
        <style:background-image/>
      </style:table-cell-properties>
    </style:style>
    <style:style style:name="Table6.A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6.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B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B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1"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11"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officeooo:rsid="0011fd3b" officeooo:paragraph-rsid="0011fd3b" style:font-size-asian="10pt" style:font-size-complex="10pt"/>
    </style:style>
    <style:style style:name="P3" style:family="paragraph" style:parent-style-name="Table_20_Contents">
      <style:paragraph-properties fo:text-align="center" style:justify-single-word="false"/>
      <style:text-properties fo:font-size="10pt" officeooo:rsid="0011fd3b" officeooo:paragraph-rsid="0014dc1d" style:font-size-asian="10pt" style:font-size-complex="10pt"/>
    </style:style>
    <style:style style:name="P4" style:family="paragraph" style:parent-style-name="Table_20_Contents">
      <style:text-properties fo:font-size="10pt" officeooo:rsid="0011fd3b" officeooo:paragraph-rsid="0011fd3b" style:font-size-asian="10pt" style:font-size-complex="10pt"/>
    </style:style>
    <style:style style:name="P5" style:family="paragraph" style:parent-style-name="Table_20_Contents">
      <style:text-properties fo:font-size="10pt" officeooo:paragraph-rsid="0011fd3b" style:font-size-asian="10pt" style:font-size-complex="10pt"/>
    </style:style>
    <style:style style:name="P6" style:family="paragraph" style:parent-style-name="Table_20_Contents">
      <style:paragraph-properties fo:text-align="center" style:justify-single-word="false"/>
      <style:text-properties fo:font-size="10pt" officeooo:rsid="00124c17" officeooo:paragraph-rsid="00124c17" style:font-size-asian="10pt" style:font-size-complex="10pt"/>
    </style:style>
    <style:style style:name="P7" style:family="paragraph" style:parent-style-name="Table_20_Contents">
      <style:text-properties fo:font-size="10pt" officeooo:rsid="00124c17" officeooo:paragraph-rsid="00124c17" style:font-size-asian="10pt" style:font-size-complex="10pt"/>
    </style:style>
    <style:style style:name="P8" style:family="paragraph" style:parent-style-name="Table_20_Contents">
      <style:text-properties fo:font-size="10pt" officeooo:paragraph-rsid="00124c17" style:font-size-asian="10pt" style:font-size-complex="10pt"/>
    </style:style>
    <style:style style:name="P9" style:family="paragraph" style:parent-style-name="Table_20_Contents">
      <style:text-properties fo:font-size="10pt" officeooo:paragraph-rsid="0014dc1d" style:font-size-asian="10pt" style:font-size-complex="10pt"/>
    </style:style>
    <style:style style:name="P10" style:family="paragraph" style:parent-style-name="Table_20_Contents">
      <style:paragraph-properties fo:text-align="center" style:justify-single-word="false"/>
      <style:text-properties fo:font-size="10pt" officeooo:rsid="0015ca87" officeooo:paragraph-rsid="0015ca87" style:font-size-asian="10pt" style:font-size-complex="10pt"/>
    </style:style>
    <style:style style:name="P11" style:family="paragraph" style:parent-style-name="Table_20_Contents">
      <style:paragraph-properties fo:text-align="start" style:justify-single-word="false"/>
      <style:text-properties fo:font-size="10pt" officeooo:rsid="0015ca87" officeooo:paragraph-rsid="0015ca87" style:font-size-asian="10pt" style:font-size-complex="10pt"/>
    </style:style>
    <style:style style:name="P12" style:family="paragraph" style:parent-style-name="Table_20_Contents">
      <style:paragraph-properties fo:text-align="start" style:justify-single-word="false"/>
      <style:text-properties fo:font-size="10pt" officeooo:rsid="0015ca87" officeooo:paragraph-rsid="001b4d2f" style:font-size-asian="10pt" style:font-size-complex="10pt"/>
    </style:style>
    <style:style style:name="P13" style:family="paragraph" style:parent-style-name="Table_20_Contents">
      <style:text-properties fo:font-size="10pt" officeooo:rsid="0015ca87" officeooo:paragraph-rsid="0015ca87" style:font-size-asian="10pt" style:font-size-complex="10pt"/>
    </style:style>
    <style:style style:name="P14" style:family="paragraph" style:parent-style-name="Table_20_Contents">
      <style:text-properties fo:font-size="10pt" officeooo:rsid="0015ca87" officeooo:paragraph-rsid="001b4d2f" style:font-size-asian="10pt" style:font-size-complex="10pt"/>
    </style:style>
    <style:style style:name="P15" style:family="paragraph" style:parent-style-name="Table_20_Contents">
      <style:paragraph-properties fo:text-align="start" style:justify-single-word="false"/>
      <style:text-properties fo:font-size="10pt" officeooo:rsid="001ecec9" officeooo:paragraph-rsid="001ecec9" style:font-size-asian="10pt" style:font-size-complex="10pt"/>
    </style:style>
    <style:style style:name="P16" style:family="paragraph" style:parent-style-name="Table_20_Contents">
      <style:text-properties fo:font-size="10pt" officeooo:rsid="001ecec9" officeooo:paragraph-rsid="001ecec9" style:font-size-asian="10pt" style:font-size-complex="10pt"/>
    </style:style>
    <style:style style:name="P17" style:family="paragraph" style:parent-style-name="Table_20_Contents">
      <style:paragraph-properties fo:text-align="center" style:justify-single-word="false"/>
      <style:text-properties style:font-name="Garuda" fo:font-size="10pt" fo:font-weight="bold" officeooo:rsid="000eb52d" officeooo:paragraph-rsid="000f8306" fo:background-color="transparent"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Garuda" fo:font-size="10pt" fo:font-weight="bold" officeooo:rsid="000eb52d" officeooo:paragraph-rsid="000f35e3" fo:background-color="transparent"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Garuda" fo:font-size="10pt" fo:font-weight="bold" officeooo:rsid="000eb52d" officeooo:paragraph-rsid="000eb52d" fo:background-color="transparent"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Garuda" fo:font-size="10pt" fo:font-weight="bold" officeooo:rsid="0011fd3b" officeooo:paragraph-rsid="0011fd3b"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uda" fo:font-size="10pt" fo:font-weight="bold" officeooo:rsid="0011fd3b" officeooo:paragraph-rsid="00124c17"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uda" fo:font-size="10pt" fo:font-weight="bold" officeooo:rsid="0011fd3b" officeooo:paragraph-rsid="0014dc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uda" fo:font-size="10pt" fo:font-weight="bold" officeooo:rsid="0011fd3b" officeooo:paragraph-rsid="001ecec9"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uda" fo:font-size="10pt" fo:font-weight="bold" officeooo:rsid="0015ca87" officeooo:paragraph-rsid="0015ca87"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uda" fo:font-size="10pt" fo:font-weight="bold" officeooo:rsid="0015ca87" officeooo:paragraph-rsid="001ecec9"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font-size="8pt" officeooo:rsid="000f35e3" officeooo:paragraph-rsid="000f35e3" style:font-size-asian="8pt" style:font-size-complex="8pt"/>
    </style:style>
    <style:style style:name="P27" style:family="paragraph" style:parent-style-name="Table_20_Contents">
      <style:paragraph-properties fo:text-align="justify" style:justify-single-word="false"/>
      <style:text-properties fo:font-size="8pt" officeooo:rsid="000f35e3" officeooo:paragraph-rsid="000f8306" style:font-size-asian="8pt" style:font-size-complex="8pt"/>
    </style:style>
    <style:style style:name="P28" style:family="paragraph" style:parent-style-name="Table_20_Contents">
      <style:paragraph-properties fo:text-align="justify" style:justify-single-word="false"/>
      <style:text-properties fo:font-size="8pt" style:font-size-asian="8pt" style:font-size-complex="8pt"/>
    </style:style>
    <style:style style:name="P29" style:family="paragraph" style:parent-style-name="Table_20_Contents">
      <style:paragraph-properties fo:text-align="justify" style:justify-single-word="false"/>
      <style:text-properties fo:font-size="8pt" officeooo:paragraph-rsid="000f35e3" style:font-size-asian="8pt" style:font-size-complex="8pt"/>
    </style:style>
    <style:style style:name="P30" style:family="paragraph" style:parent-style-name="Table_20_Contents">
      <style:paragraph-properties fo:text-align="justify" style:justify-single-word="false"/>
      <style:text-properties fo:font-size="8pt" officeooo:paragraph-rsid="000f8306" style:font-size-asian="8pt" style:font-size-complex="8pt"/>
    </style:style>
    <style:style style:name="P31" style:family="paragraph" style:parent-style-name="Table_20_Contents">
      <style:paragraph-properties fo:text-align="justify" style:justify-single-word="false"/>
      <style:text-properties fo:font-size="8pt" officeooo:rsid="000eb52d" officeooo:paragraph-rsid="000eb52d" style:font-size-asian="8pt" style:font-size-complex="8pt"/>
    </style:style>
    <style:style style:name="P32" style:family="paragraph" style:parent-style-name="Table_20_Contents">
      <style:paragraph-properties fo:text-align="justify" style:justify-single-word="false"/>
      <style:text-properties fo:font-size="8pt" officeooo:rsid="000eb52d" officeooo:paragraph-rsid="000f35e3" style:font-size-asian="8pt" style:font-size-complex="8pt"/>
    </style:style>
    <style:style style:name="P33" style:family="paragraph" style:parent-style-name="Table_20_Contents">
      <style:paragraph-properties fo:text-align="justify" style:justify-single-word="false"/>
      <style:text-properties fo:font-size="8pt" officeooo:rsid="000eb52d" officeooo:paragraph-rsid="000f8306" style:font-size-asian="8pt" style:font-size-complex="8pt"/>
    </style:style>
    <style:style style:name="P34" style:family="paragraph" style:parent-style-name="Table_20_Contents">
      <style:paragraph-properties fo:text-align="justify" style:justify-single-word="false"/>
      <style:text-properties fo:font-size="8pt" officeooo:rsid="000f8306" officeooo:paragraph-rsid="000f8306" style:font-size-asian="8pt" style:font-size-complex="8pt"/>
    </style:style>
    <style:style style:name="P35" style:family="paragraph" style:parent-style-name="Table_20_Contents">
      <style:paragraph-properties fo:text-align="center" style:justify-single-word="false"/>
      <style:text-properties fo:font-size="8pt" officeooo:rsid="000f8306" officeooo:paragraph-rsid="000f8306" style:font-size-asian="8pt" style:font-size-complex="8pt"/>
    </style:style>
    <style:style style:name="P36" style:family="paragraph" style:parent-style-name="Table_20_Contents">
      <style:paragraph-properties fo:text-align="justify" style:justify-single-word="false"/>
      <style:text-properties fo:font-size="8pt" officeooo:rsid="00110119" officeooo:paragraph-rsid="00110119" style:font-size-asian="8pt" style:font-size-complex="8pt"/>
    </style:style>
    <style:style style:name="P37" style:family="paragraph" style:parent-style-name="Table_20_Contents">
      <style:paragraph-properties fo:text-align="justify" style:justify-single-word="false"/>
      <style:text-properties fo:font-size="8pt" officeooo:rsid="001160c9" officeooo:paragraph-rsid="001160c9" style:font-size-asian="8pt" style:font-size-complex="8pt"/>
    </style:style>
    <style:style style:name="P38" style:family="paragraph" style:parent-style-name="Table_20_Contents">
      <style:paragraph-properties fo:text-align="center" style:justify-single-word="false"/>
      <style:text-properties fo:font-size="8pt" officeooo:rsid="001160c9" officeooo:paragraph-rsid="001160c9" style:font-size-asian="8pt" style:font-size-complex="8pt"/>
    </style:style>
    <style:style style:name="P39" style:family="paragraph" style:parent-style-name="Text_20_body">
      <style:text-properties officeooo:paragraph-rsid="00124c17"/>
    </style:style>
    <style:style style:name="P40" style:family="paragraph" style:parent-style-name="Text_20_body">
      <style:text-properties style:text-position="super 58%" officeooo:rsid="0011fd3b" officeooo:paragraph-rsid="0011fd3b"/>
    </style:style>
    <style:style style:name="P41" style:family="paragraph" style:parent-style-name="Text_20_body">
      <style:text-properties style:text-position="0% 100%" officeooo:rsid="0011fd3b" officeooo:paragraph-rsid="00169c72"/>
    </style:style>
    <style:style style:name="P42" style:family="paragraph" style:parent-style-name="Text_20_body">
      <style:paragraph-properties fo:text-align="justify" style:justify-single-word="false"/>
      <style:text-properties style:text-position="0% 100%" officeooo:rsid="0011fd3b" officeooo:paragraph-rsid="0014dc1d"/>
    </style:style>
    <style:style style:name="P43" style:family="paragraph" style:parent-style-name="Text_20_body">
      <style:text-properties style:text-position="0% 100%" officeooo:rsid="0014dc1d" officeooo:paragraph-rsid="0014dc1d"/>
    </style:style>
    <style:style style:name="P44" style:family="paragraph" style:parent-style-name="Text_20_body">
      <style:paragraph-properties fo:text-align="justify" style:justify-single-word="false"/>
      <style:text-properties style:text-position="0% 100%" officeooo:rsid="0014dc1d" officeooo:paragraph-rsid="0014dc1d"/>
    </style:style>
    <style:style style:name="P45" style:family="paragraph" style:parent-style-name="Text_20_body">
      <style:paragraph-properties fo:text-align="justify" style:justify-single-word="false"/>
      <style:text-properties style:text-position="0% 100%" officeooo:rsid="0015ca87" officeooo:paragraph-rsid="0015ca87"/>
    </style:style>
    <style:style style:name="P46" style:family="paragraph" style:parent-style-name="Text_20_body">
      <style:paragraph-properties fo:text-align="justify" style:justify-single-word="false"/>
      <style:text-properties style:text-position="0% 100%" officeooo:rsid="00181f68" officeooo:paragraph-rsid="0017d464"/>
    </style:style>
    <style:style style:name="P47" style:family="paragraph" style:parent-style-name="Text_20_body">
      <style:paragraph-properties fo:text-align="justify" style:justify-single-word="false"/>
      <style:text-properties style:text-position="0% 100%" fo:font-size="12pt" officeooo:rsid="00195f8d" officeooo:paragraph-rsid="00195f8d" style:font-size-asian="12pt" style:font-size-complex="12pt"/>
    </style:style>
    <style:style style:name="P48" style:family="paragraph" style:parent-style-name="Text_20_body">
      <style:text-properties style:text-position="0% 100%" officeooo:rsid="00169c72" officeooo:paragraph-rsid="00169c72"/>
    </style:style>
    <style:style style:name="P49" style:family="paragraph" style:parent-style-name="Text_20_body">
      <style:text-properties style:text-position="0% 100%" officeooo:rsid="00169c72" officeooo:paragraph-rsid="001cc433"/>
    </style:style>
    <style:style style:name="P50" style:family="paragraph" style:parent-style-name="Text_20_body">
      <style:text-properties style:text-position="0% 100%" officeooo:rsid="001cc433" officeooo:paragraph-rsid="001cc433"/>
    </style:style>
    <style:style style:name="P51" style:family="paragraph" style:parent-style-name="Text_20_body">
      <style:text-properties officeooo:rsid="00169c72" officeooo:paragraph-rsid="001cc433"/>
    </style:style>
    <style:style style:name="P52" style:family="paragraph" style:parent-style-name="Text_20_body">
      <style:text-properties officeooo:rsid="001cc433" officeooo:paragraph-rsid="001cc433"/>
    </style:style>
    <style:style style:name="P53" style:family="paragraph" style:parent-style-name="Text_20_body">
      <style:paragraph-properties fo:text-align="justify" style:justify-single-word="false"/>
      <style:text-properties officeooo:rsid="0014dc1d" officeooo:paragraph-rsid="0014dc1d"/>
    </style:style>
    <style:style style:name="P54" style:family="paragraph" style:parent-style-name="Text_20_body">
      <style:paragraph-properties fo:text-align="justify" style:justify-single-word="false"/>
      <style:text-properties officeooo:rsid="0017d464" officeooo:paragraph-rsid="0017d464"/>
    </style:style>
    <style:style style:name="P55" style:family="paragraph" style:parent-style-name="Text_20_body">
      <style:paragraph-properties fo:text-align="justify" style:justify-single-word="false"/>
      <style:text-properties fo:font-size="12pt" fo:font-style="italic" officeooo:rsid="00195f8d" officeooo:paragraph-rsid="00195f8d"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officeooo:rsid="000cdb8a" officeooo:paragraph-rsid="000cdb8a"/>
    </style:style>
    <style:style style:name="P57" style:family="paragraph" style:parent-style-name="Standard">
      <style:paragraph-properties fo:text-align="justify" style:justify-single-word="false"/>
      <style:text-properties fo:font-style="italic" officeooo:rsid="000cdb8a" officeooo:paragraph-rsid="000cdb8a" style:font-style-asian="italic" style:font-style-complex="italic"/>
    </style:style>
    <style:style style:name="P58" style:family="paragraph" style:parent-style-name="Standard">
      <style:paragraph-properties fo:text-align="justify" style:justify-single-word="false"/>
      <style:text-properties officeooo:rsid="000eb52d" officeooo:paragraph-rsid="000eb52d"/>
    </style:style>
    <style:style style:name="P59" style:family="paragraph" style:parent-style-name="Standard">
      <style:paragraph-properties fo:text-align="justify" style:justify-single-word="false"/>
      <style:text-properties officeooo:rsid="000eb52d" officeooo:paragraph-rsid="000f35e3"/>
    </style:style>
    <style:style style:name="P60" style:family="paragraph" style:parent-style-name="Standard">
      <style:paragraph-properties fo:text-align="justify" style:justify-single-word="false"/>
      <style:text-properties fo:font-size="8pt" officeooo:rsid="000eb52d" officeooo:paragraph-rsid="000eb52d" style:font-size-asian="8pt" style:font-size-complex="8pt"/>
    </style:style>
    <style:style style:name="P61" style:family="paragraph" style:parent-style-name="Standard">
      <style:paragraph-properties fo:text-align="justify" style:justify-single-word="false"/>
      <style:text-properties fo:font-size="8pt" officeooo:rsid="000eb52d" officeooo:paragraph-rsid="000f35e3" style:font-size-asian="8pt" style:font-size-complex="8pt"/>
    </style:style>
    <style:style style:name="P62" style:family="paragraph" style:parent-style-name="Standard">
      <style:paragraph-properties fo:text-align="justify" style:justify-single-word="false"/>
      <style:text-properties fo:font-size="8pt" officeooo:rsid="000eb52d" officeooo:paragraph-rsid="000f8306" style:font-size-asian="8pt" style:font-size-complex="8pt"/>
    </style:style>
    <style:style style:name="P63" style:family="paragraph" style:parent-style-name="Standard">
      <style:paragraph-properties fo:text-align="justify" style:justify-single-word="false"/>
      <style:text-properties officeooo:rsid="000f35e3" officeooo:paragraph-rsid="000f35e3"/>
    </style:style>
    <style:style style:name="P64" style:family="paragraph" style:parent-style-name="Standard">
      <style:text-properties officeooo:paragraph-rsid="000f35e3"/>
    </style:style>
    <style:style style:name="P65" style:family="paragraph" style:parent-style-name="Standard">
      <style:text-properties style:text-position="super 58%" officeooo:rsid="000f8306" officeooo:paragraph-rsid="000f8306"/>
    </style:style>
    <style:style style:name="P66" style:family="paragraph" style:parent-style-name="Standard">
      <style:text-properties style:text-position="super 58%" officeooo:rsid="000f8306" officeooo:paragraph-rsid="001160c9"/>
    </style:style>
    <style:style style:name="P67" style:family="paragraph" style:parent-style-name="Standard">
      <style:text-properties style:text-position="super 58%" officeooo:rsid="0015ca87" officeooo:paragraph-rsid="0015ca87"/>
    </style:style>
    <style:style style:name="P68" style:family="paragraph" style:parent-style-name="Standard">
      <style:text-properties officeooo:rsid="0011fd3b" officeooo:paragraph-rsid="0011fd3b"/>
    </style:style>
    <style:style style:name="P69" style:family="paragraph" style:parent-style-name="Standard">
      <style:text-properties officeooo:rsid="0011fd3b" officeooo:paragraph-rsid="00124c17"/>
    </style:style>
    <style:style style:name="P70" style:family="paragraph" style:parent-style-name="Standard">
      <style:text-properties officeooo:rsid="0011fd3b" officeooo:paragraph-rsid="0014dc1d"/>
    </style:style>
    <style:style style:name="P71" style:family="paragraph" style:parent-style-name="Standard">
      <style:text-properties officeooo:rsid="00124c17" officeooo:paragraph-rsid="00124c17"/>
    </style:style>
    <style:style style:name="P72" style:family="paragraph" style:parent-style-name="Standard">
      <style:paragraph-properties fo:text-align="justify" style:justify-single-word="false"/>
      <style:text-properties officeooo:rsid="00124c17" officeooo:paragraph-rsid="00124c17"/>
    </style:style>
    <style:style style:name="P73" style:family="paragraph" style:parent-style-name="Standard">
      <style:text-properties officeooo:rsid="001441ce" officeooo:paragraph-rsid="001441ce"/>
    </style:style>
    <style:style style:name="P74" style:family="paragraph" style:parent-style-name="Standard">
      <style:paragraph-properties fo:text-align="justify" style:justify-single-word="false"/>
      <style:text-properties officeooo:rsid="0014dc1d" officeooo:paragraph-rsid="0014dc1d"/>
    </style:style>
    <style:style style:name="P75" style:family="paragraph" style:parent-style-name="Standard">
      <style:text-properties style:text-position="0% 100%" officeooo:rsid="0014dc1d" officeooo:paragraph-rsid="001ecec9"/>
    </style:style>
    <style:style style:name="P76" style:family="paragraph" style:parent-style-name="Heading_20_1">
      <style:text-properties style:text-position="0% 100%" officeooo:rsid="0011fd3b" officeooo:paragraph-rsid="0011fd3b"/>
    </style:style>
    <style:style style:name="P77" style:family="paragraph" style:parent-style-name="Heading_20_1">
      <style:paragraph-properties fo:text-align="justify" style:justify-single-word="false"/>
      <style:text-properties style:text-position="0% 100%" officeooo:rsid="0011fd3b" officeooo:paragraph-rsid="0014dc1d"/>
    </style:style>
    <style:style style:name="P78" style:family="paragraph" style:parent-style-name="Heading_20_3">
      <style:text-properties style:text-position="0% 100%" officeooo:rsid="000f8306" officeooo:paragraph-rsid="000f8306"/>
    </style:style>
    <style:style style:name="P79" style:family="paragraph" style:parent-style-name="Heading_20_3">
      <style:text-properties style:text-position="0% 100%" officeooo:rsid="0011fd3b" officeooo:paragraph-rsid="0017d464"/>
    </style:style>
    <style:style style:name="P80" style:family="paragraph" style:parent-style-name="Heading_20_3">
      <style:text-properties style:text-position="0% 100%" officeooo:rsid="0011fd3b" officeooo:paragraph-rsid="00169c72"/>
    </style:style>
    <style:style style:name="P81" style:family="paragraph" style:parent-style-name="Heading_20_3">
      <style:text-properties style:text-position="0% 100%" officeooo:rsid="001f94de" officeooo:paragraph-rsid="001f94de"/>
    </style:style>
    <style:style style:name="P82" style:family="paragraph" style:parent-style-name="Heading_20_3">
      <style:text-properties officeooo:rsid="0011fd3b" officeooo:paragraph-rsid="00124c17"/>
    </style:style>
    <style:style style:name="P83" style:family="paragraph" style:parent-style-name="Heading_20_3">
      <style:text-properties officeooo:rsid="0011fd3b" officeooo:paragraph-rsid="0014dc1d"/>
    </style:style>
    <style:style style:name="P84" style:family="paragraph" style:parent-style-name="Heading_20_3">
      <style:text-properties officeooo:rsid="00124c17" officeooo:paragraph-rsid="00124c17"/>
    </style:style>
    <style:style style:name="P85" style:family="paragraph" style:parent-style-name="Text_20_body">
      <style:text-properties officeooo:paragraph-rsid="001f94de"/>
    </style:style>
    <style:style style:name="P86" style:family="paragraph" style:parent-style-name="Text_20_body">
      <style:text-properties fo:font-weight="normal" officeooo:rsid="001f94de" officeooo:paragraph-rsid="001f94de" style:font-weight-asian="normal" style:font-weight-complex="normal"/>
    </style:style>
    <style:style style:name="T1" style:family="text">
      <style:text-properties officeooo:rsid="000f35e3"/>
    </style:style>
    <style:style style:name="T2" style:family="text">
      <style:text-properties officeooo:rsid="00110119"/>
    </style:style>
    <style:style style:name="T3" style:family="text">
      <style:text-properties officeooo:rsid="001160c9"/>
    </style:style>
    <style:style style:name="T4" style:family="text">
      <style:text-properties officeooo:rsid="0011fd3b"/>
    </style:style>
    <style:style style:name="T5" style:family="text">
      <style:text-properties style:text-position="0% 100%"/>
    </style:style>
    <style:style style:name="T6" style:family="text">
      <style:text-properties style:text-position="0% 100%" officeooo:rsid="0011fd3b"/>
    </style:style>
    <style:style style:name="T7" style:family="text">
      <style:text-properties style:text-position="0% 100%" officeooo:rsid="00181f68"/>
    </style:style>
    <style:style style:name="T8" style:family="text">
      <style:text-properties style:text-position="0% 100%" officeooo:rsid="00124c17"/>
    </style:style>
    <style:style style:name="T9" style:family="text">
      <style:text-properties style:text-position="0% 100%" officeooo:rsid="001cc433"/>
    </style:style>
    <style:style style:name="T10" style:family="text">
      <style:text-properties style:text-position="0% 100%" officeooo:rsid="001f94de"/>
    </style:style>
    <style:style style:name="T11" style:family="text">
      <style:text-properties officeooo:rsid="00124c17"/>
    </style:style>
    <style:style style:name="T12" style:family="text">
      <style:text-properties officeooo:rsid="0014dc1d"/>
    </style:style>
    <style:style style:name="T13" style:family="text">
      <style:text-properties officeooo:rsid="0015ca87"/>
    </style:style>
    <style:style style:name="T14" style:family="text">
      <style:text-properties officeooo:rsid="00169c72"/>
    </style:style>
    <style:style style:name="T15" style:family="text">
      <style:text-properties officeooo:rsid="0017d464"/>
    </style:style>
    <style:style style:name="T16" style:family="text">
      <style:text-properties officeooo:rsid="001b4d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text:h>
      <text:p text:style-name="P56"/>
      <text:h text:style-name="Heading_20_2" text:outline-level="2">Where is everything?</text:h>
      <text:p text:style-name="P56"/>
      <text:p text:style-name="P56">This document reference files in different places within the project folder. The main project folder is where you can find the folders /data , /reports , /results, /src and README.txt.</text:p>
      <text:p text:style-name="P56"/>
      <text:p text:style-name="P56">README.txt is an important document that document every file in the project folder one by one. So if you have doubts regarding any folder or any document, please check out this file.</text:p>
      <text:p text:style-name="P56"/>
      <text:p text:style-name="P56">The files with sensitive information are only stored in the OneDrive folder. The Google Drive shared folder contain everything exactly the same, but NOT the patient data. It does contain all the documentation regarding variables names for example.</text:p>
      <text:p text:style-name="P56"/>
      <text:h text:style-name="Heading_20_2" text:outline-level="2">What is SHA1?</text:h>
      <text:p text:style-name="P56"/>
      <text:p text:style-name="P56">Let say you have a file with thousand of rows and thousand of columns, and I also have the same file. But we suspect that our files are different because we are not getting the same results.</text:p>
      <text:p text:style-name="P56"/>
      <text:p text:style-name="P56">Normally, we would have to check each of the million cells one by one until we find the the data that is wrong. But it might be that there is nothing wrong in the data and we are getting different result for another reason.</text:p>
      <text:p text:style-name="P56"/>
      <text:p text:style-name="P56">In order to avoid having to check all the data one by one every time we run a test, we can simply use what is call a hash function, which is this SHA1. This simply a function that takes all the bytes in the data, and generate a unique number based on those bytes. So if you input the same bytes you get the same bytes you will get the same unique number. If the file is exactly the same for both parties, the generated number must also be the same. If it is not, it means that indeed the error for getting different result is because we have different source file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text:soft-page-break/>Original files</text:h>
      <text:p text:style-name="P56"/>
      <text:p text:style-name="P56">The file that I use to read all the data that we use in the scripts is located in:</text:p>
      <text:p text:style-name="P56"/>
      <text:p text:style-name="P57">“../data/aureus/csv/saureus_19022020.csv”</text:p>
      <text:p text:style-name="P56"/>
      <text:p text:style-name="P56">with SHA1:</text:p>
      <text:p text:style-name="P56"/>
      <text:p text:style-name="P57">c4d047e998dd5d3701f4ce416b4fbebcd2da37a0</text:p>
      <text:p text:style-name="P56"/>
      <text:p text:style-name="P56"/>
      <text:p text:style-name="P56">This data is however still “dirty”. Meaning that we have numbers instead of categories for each variable (what does 1 means? man or woman?), everything is mixed together, there are a lot of missing numbers that indicates that something is unknown, and so <text:s/>on.</text:p>
      <text:p text:style-name="P56"/>
      <text:p text:style-name="P56">In order to clean the data, I use the script XXXXXXXXXXX . Later on I will explain what this script does specifically in another section of this document.</text:p>
      <text:p text:style-name="P56"/>
      <text:p text:style-name="P56">Once the data is “clean”, is stored in these files:</text:p>
      <text:p text:style-name="P56"/>
      <text:p text:style-name="P56">with SHA1:</text:p>
      <text:p text:style-name="P56"/>
      <text:h text:style-name="Heading_20_1" text:outline-level="1">Cleaning the data</text:h>
      <text:p text:style-name="P56"/>
      <text:h text:style-name="Heading_20_2" text:outline-level="2">What is each column?</text:h>
      <text:p text:style-name="P56"/>
      <text:p text:style-name="P58">The original column names are not descriptive at all, so I changed all the names to make then more human readable. Here is a table where I summarize the new column names, and where each name come from.</text:p>
      <text:p text:style-name="P58"/>
      <text:p text:style-name="P58">I also divided the original one file into three tables, joining together variables that makes sense to have with each other within the same topic.</text:p>
      <text:p text:style-name="P58"/>
      <text:p text:style-name="P63">You can find a verbose description for each original column in the metadata file where everything is explained with detail.</text:p>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3" text:outline-level="3"><text:soft-page-break/>Phenotype table</text:h>
      <text:p text:style-name="P58"/>
      <table:table table:name="Table1" table:style-name="Table1">
        <table:table-column table:style-name="Table1.A"/>
        <table:table-column table:style-name="Table1.B"/>
        <table:table-column table:style-name="Table1.C"/>
        <table:table-row table:style-name="TableLine94725944644624">
          <table:table-cell table:style-name="Table1.A1" office:value-type="string">
            <text:p text:style-name="P19">Original Name</text:p>
          </table:table-cell>
          <table:table-cell table:style-name="Table1.A1" office:value-type="string">
            <text:p text:style-name="P19">New Name</text:p>
          </table:table-cell>
          <table:table-cell table:style-name="Table1.C1" office:value-type="string">
            <text:p text:style-name="P19">Description</text:p>
          </table:table-cell>
        </table:table-row>
        <table:table-row table:style-name="TableLine94725944727040">
          <table:table-cell table:style-name="Table1.A13" office:value-type="string">
            <text:p text:style-name="P60">pers_key_ff1</text:p>
          </table:table-cell>
          <table:table-cell table:style-name="Table1.B2" office:value-type="string">
            <text:p text:style-name="P31">ID</text:p>
          </table:table-cell>
          <table:table-cell table:style-name="Table1.C2" office:value-type="string">
            <text:p text:style-name="P26">Unique ID for each person.</text:p>
          </table:table-cell>
        </table:table-row>
        <table:table-row table:style-name="TableLine94725944729232">
          <table:table-cell table:style-name="Table1.A13" office:value-type="string">
            <text:p text:style-name="P26">AGE_FF1</text:p>
          </table:table-cell>
          <table:table-cell table:style-name="Table1.B3" office:value-type="string">
            <text:p text:style-name="P31">Age</text:p>
          </table:table-cell>
          <table:table-cell table:style-name="Table1.C3" office:value-type="string">
            <text:p text:style-name="P28"/>
          </table:table-cell>
        </table:table-row>
        <table:table-row table:style-name="TableLine94725944730992">
          <table:table-cell table:style-name="Table1.A13" office:value-type="string">
            <text:p text:style-name="P26">SEX_FF1</text:p>
          </table:table-cell>
          <table:table-cell table:style-name="Table1.B4" office:value-type="string">
            <text:p text:style-name="P31">Sex</text:p>
          </table:table-cell>
          <table:table-cell table:style-name="Table1.C4" office:value-type="string">
            <text:p text:style-name="P28"/>
          </table:table-cell>
        </table:table-row>
        <table:table-row table:style-name="TableLine94725944732880">
          <table:table-cell table:style-name="Table1.A13" office:value-type="string">
            <text:p text:style-name="P26">BMI_FF1</text:p>
          </table:table-cell>
          <table:table-cell table:style-name="Table1.B5" office:value-type="string">
            <text:p text:style-name="P31">BMI</text:p>
          </table:table-cell>
          <table:table-cell table:style-name="Table1.C5" office:value-type="string">
            <text:p text:style-name="P26">The BMI is already stored in the table. There is no transformation from any other variable to find out this value.</text:p>
          </table:table-cell>
        </table:table-row>
        <table:table-row table:style-name="TableLine94725944734944">
          <table:table-cell table:style-name="Table1.A6" office:value-type="string">
            <text:p text:style-name="P26">HIGH_SCHOOL_MAIN_PROGRAM_FF1</text:p>
          </table:table-cell>
          <table:table-cell table:style-name="Table1.B6" office:value-type="string">
            <text:p text:style-name="P31">School</text:p>
          </table:table-cell>
          <table:table-cell table:style-name="Table1.C6" office:value-type="string">
            <text:p text:style-name="P28"/>
          </table:table-cell>
        </table:table-row>
        <table:table-row table:style-name="TableLine94725944737376">
          <table:table-cell table:style-name="Table1.A13" office:value-type="string">
            <text:p text:style-name="P26">SMOKE_FF1</text:p>
          </table:table-cell>
          <table:table-cell table:style-name="Table1.B7" office:value-type="string">
            <text:p text:style-name="P31">Smoke</text:p>
          </table:table-cell>
          <table:table-cell table:style-name="Table1.C7" office:value-type="string">
            <text:p text:style-name="P28"/>
          </table:table-cell>
        </table:table-row>
        <table:table-row table:style-name="TableLine94725944739424">
          <table:table-cell table:style-name="Table1.A13" office:value-type="string">
            <text:p text:style-name="P26">SNUFF_FF1</text:p>
          </table:table-cell>
          <table:table-cell table:style-name="Table1.B8" office:value-type="string">
            <text:p text:style-name="P31">Snuff</text:p>
          </table:table-cell>
          <table:table-cell table:style-name="Table1.C8" office:value-type="string">
            <text:p text:style-name="P31">In Norwegian snus, the powder form tobacco.</text:p>
          </table:table-cell>
        </table:table-row>
        <table:table-row table:style-name="TableLine94725944741472">
          <table:table-cell table:style-name="Table1.A13" office:value-type="string">
            <text:p text:style-name="P26">PHYS_ACT_LEISURE_FF1</text:p>
          </table:table-cell>
          <table:table-cell table:style-name="Table1.B9" office:value-type="string">
            <text:p text:style-name="P31">Sports</text:p>
          </table:table-cell>
          <table:table-cell table:style-name="Table1.C9" office:value-type="string">
            <text:p text:style-name="P26">Self reported sport activity outside school.</text:p>
          </table:table-cell>
        </table:table-row>
        <table:table-row table:style-name="TableLine94725944743440">
          <table:table-cell table:style-name="Table1.A13" office:value-type="string">
            <text:p text:style-name="P26">PHYS_ACT_OUTSIDE_SCHOOL_FF1</text:p>
          </table:table-cell>
          <table:table-cell table:style-name="Table1.B10" office:value-type="string">
            <text:p text:style-name="P31">Active</text:p>
          </table:table-cell>
          <table:table-cell table:style-name="Table1.C10" office:value-type="string">
            <text:p text:style-name="P26">Self reported physical activity outside school.</text:p>
          </table:table-cell>
        </table:table-row>
        <table:table-row table:style-name="TableLine94725944745488">
          <table:table-cell table:style-name="Table1.A13" office:value-type="string">
            <text:p text:style-name="P26">ANTIBIOTICS_FF1</text:p>
          </table:table-cell>
          <table:table-cell table:style-name="Table1.B11" office:value-type="string">
            <text:p text:style-name="P31">Antibiotics</text:p>
          </table:table-cell>
          <table:table-cell table:style-name="Table1.C11" office:value-type="string">
            <text:p text:style-name="P26">Whether a person is taking antibiotics or not.</text:p>
          </table:table-cell>
        </table:table-row>
        <table:table-row table:style-name="TableLine94725944747536">
          <table:table-cell table:style-name="Table1.A13" office:value-type="string">
            <text:p text:style-name="P26">ANTIBIOTICS_BRAND1_FF1</text:p>
          </table:table-cell>
          <table:table-cell table:style-name="Table1.B12" office:value-type="string">
            <text:p text:style-name="P31">AntiBran<text:span text:style-name="T1">d</text:span></text:p>
          </table:table-cell>
          <table:table-cell table:style-name="Table1.C12" office:value-type="string">
            <text:p text:style-name="P26">Which brand of antibiotic the person is taking.</text:p>
          </table:table-cell>
        </table:table-row>
        <table:table-row table:style-name="TableLine94725944749584">
          <table:table-cell table:style-name="Table1.A13" office:value-type="string">
            <text:p text:style-name="P28"/>
          </table:table-cell>
          <table:table-cell table:style-name="Table1.B13" office:value-type="string">
            <text:p text:style-name="P28"/>
          </table:table-cell>
          <table:table-cell table:style-name="Table1.C13" office:value-type="string">
            <text:p text:style-name="P28"/>
          </table:table-cell>
        </table:table-row>
      </table:table>
      <text:p text:style-name="P58"/>
      <text:p text:style-name="P58"/>
      <text:h text:style-name="Heading_20_3" text:outline-level="3">Network Table</text:h>
      <text:p text:style-name="P58"/>
      <text:p text:style-name="P59"/>
      <table:table table:name="Table2" table:style-name="Table2">
        <table:table-column table:style-name="Table2.A"/>
        <table:table-column table:style-name="Table2.B"/>
        <table:table-column table:style-name="Table2.C"/>
        <table:table-row table:style-name="TableLine94725944531616">
          <table:table-cell table:style-name="Table2.A1" office:value-type="string">
            <text:p text:style-name="P18">Original Name</text:p>
          </table:table-cell>
          <table:table-cell table:style-name="Table2.A1" office:value-type="string">
            <text:p text:style-name="P18">New Name</text:p>
          </table:table-cell>
          <table:table-cell table:style-name="Table2.C1" office:value-type="string">
            <text:p text:style-name="P18">Description</text:p>
          </table:table-cell>
        </table:table-row>
        <table:table-row table:style-name="TableLine94725944789376">
          <table:table-cell table:style-name="Table2.A15" office:value-type="string">
            <text:p text:style-name="P61">pers_key_ff1</text:p>
          </table:table-cell>
          <table:table-cell table:style-name="Table2.B2" office:value-type="string">
            <text:p text:style-name="P32">ID</text:p>
          </table:table-cell>
          <table:table-cell table:style-name="Table2.C2" office:value-type="string">
            <text:p text:style-name="P26">Unique ID for each person.</text:p>
          </table:table-cell>
        </table:table-row>
        <table:table-row table:style-name="TableLine94725944791440">
          <table:table-cell table:style-name="Table2.A15" office:value-type="string">
            <text:p text:style-name="P26">NETWORK_DATE_FF1</text:p>
          </table:table-cell>
          <table:table-cell table:style-name="Table2.B3" office:value-type="string">
            <text:p text:style-name="P26">Created</text:p>
          </table:table-cell>
          <table:table-cell table:style-name="Table2.C3" office:value-type="string">
            <text:p text:style-name="P26">When was this question filled up.</text:p>
          </table:table-cell>
        </table:table-row>
        <table:table-row table:style-name="TableLine94725944793200">
          <table:table-cell table:style-name="Table2.A15" office:value-type="string">
            <text:p text:style-name="P26">NETWORK_OVERVIEW_FF1</text:p>
          </table:table-cell>
          <table:table-cell table:style-name="Table2.B4" office:value-type="string">
            <text:p text:style-name="P26">Overwiew</text:p>
          </table:table-cell>
          <table:table-cell table:style-name="Table2.C4" office:value-type="string">
            <text:p text:style-name="P26">0 to 10, how good this network of friends describe your life.</text:p>
          </table:table-cell>
        </table:table-row>
        <table:table-row table:style-name="TableLine94725944795088">
          <table:table-cell table:style-name="Table2.A15" office:value-type="string">
            <text:p text:style-name="P34">FRIEND_1_FF1</text:p>
          </table:table-cell>
          <table:table-cell table:style-name="Table2.B5" office:value-type="string">
            <text:p text:style-name="P34">Friend1</text:p>
          </table:table-cell>
          <table:table-cell table:style-name="Table2.C5" office:value-type="string">
            <text:p text:style-name="P34">The ID of your selected Friend 1</text:p>
          </table:table-cell>
        </table:table-row>
        <table:table-row table:style-name="TableLine94725944797216">
          <table:table-cell table:style-name="Table2.A6" office:value-type="string">
            <text:p text:style-name="P34">FRIEND_2_FF1</text:p>
          </table:table-cell>
          <table:table-cell table:style-name="Table2.B6" office:value-type="string">
            <text:p text:style-name="P34">Friend2</text:p>
          </table:table-cell>
          <table:table-cell table:style-name="Table2.C6" office:value-type="string">
            <text:p text:style-name="P34">ID of your selected Friend 2</text:p>
          </table:table-cell>
        </table:table-row>
        <table:table-row table:style-name="TableLine94725944799648">
          <table:table-cell table:style-name="Table2.A15" office:value-type="string">
            <text:p text:style-name="P34">FRIEND_3_FF1</text:p>
          </table:table-cell>
          <table:table-cell table:style-name="Table2.B7" office:value-type="string">
            <text:p text:style-name="P34">Friend3</text:p>
          </table:table-cell>
          <table:table-cell table:style-name="Table2.C7" office:value-type="string">
            <text:p text:style-name="P34">ID of Friend 3 and so on</text:p>
          </table:table-cell>
        </table:table-row>
        <table:table-row table:style-name="TableLine94725944801696">
          <table:table-cell table:style-name="Table2.A15" office:value-type="string">
            <text:p text:style-name="P34">FRIEND_4_FF1</text:p>
          </table:table-cell>
          <table:table-cell table:style-name="Table2.B8" office:value-type="string">
            <text:p text:style-name="P34">Friend4</text:p>
          </table:table-cell>
          <table:table-cell table:style-name="Table2.C8" office:value-type="string">
            <text:p text:style-name="P32"/>
          </table:table-cell>
        </table:table-row>
        <table:table-row table:style-name="TableLine94725944803744">
          <table:table-cell table:style-name="Table2.A15" office:value-type="string">
            <text:p text:style-name="P34">FRIEND_5_FF1</text:p>
          </table:table-cell>
          <table:table-cell table:style-name="Table2.B9" office:value-type="string">
            <text:p text:style-name="P34">Friend5</text:p>
          </table:table-cell>
          <table:table-cell table:style-name="Table2.C9" office:value-type="string">
            <text:p text:style-name="P29"/>
          </table:table-cell>
        </table:table-row>
        <table:table-row table:style-name="TableLine94725944805712">
          <table:table-cell table:style-name="Table2.A10" office:value-type="string">
            <text:p text:style-name="P35">*</text:p>
          </table:table-cell>
          <table:table-cell table:style-name="Table2.A10" office:value-type="string">
            <text:p text:style-name="P32"/>
          </table:table-cell>
          <table:table-cell table:style-name="Table2.C10" office:value-type="string">
            <text:p text:style-name="P29"/>
          </table:table-cell>
        </table:table-row>
        <table:table-row table:style-name="TableLine94725944808304">
          <table:table-cell table:style-name="Table2.A15" office:value-type="string">
            <text:p text:style-name="P34">FRIEND1_PHYSICAL_CONTACT_FFX</text:p>
          </table:table-cell>
          <table:table-cell table:style-name="Table2.B11" office:value-type="string">
            <text:p text:style-name="P34">FriendXPhysical</text:p>
          </table:table-cell>
          <table:table-cell table:style-name="Table2.C11" office:value-type="string">
            <text:p text:style-name="P34">Did you have physical contact with friend X</text:p>
          </table:table-cell>
        </table:table-row>
        <table:table-row table:style-name="TableLine94725944810352">
          <table:table-cell table:style-name="Table2.A15" office:value-type="string">
            <text:p text:style-name="P34">FRIEND1_CONTACT_SCHOOL_FFX</text:p>
          </table:table-cell>
          <table:table-cell table:style-name="Table2.B12" office:value-type="string">
            <text:p text:style-name="P34">FriendXSchool</text:p>
          </table:table-cell>
          <table:table-cell table:style-name="Table2.C12" office:value-type="string">
            <text:p text:style-name="P34">Did you have contact at the school</text:p>
          </table:table-cell>
        </table:table-row>
        <table:table-row table:style-name="TableLine94725944812400">
          <table:table-cell table:style-name="Table2.A15" office:value-type="string">
            <text:p text:style-name="P34">FRIEND1_CONTACT_SPORT_FFX</text:p>
          </table:table-cell>
          <table:table-cell table:style-name="Table2.B15" office:value-type="string">
            <text:p text:style-name="P34">FriendXSport</text:p>
          </table:table-cell>
          <table:table-cell table:style-name="Table2.C15" office:value-type="string">
            <text:p text:style-name="P34">Contact practicing sports</text:p>
          </table:table-cell>
        </table:table-row>
        <table:table-row table:style-name="TableLine94725944814448">
          <table:table-cell table:style-name="Table2.A15" office:value-type="string">
            <text:p text:style-name="P34">FRIEND1_CONTACT_HOME_FFX</text:p>
          </table:table-cell>
          <table:table-cell table:style-name="Table2.B15" office:value-type="string">
            <text:p text:style-name="P34">FriendXHome</text:p>
          </table:table-cell>
          <table:table-cell table:style-name="Table2.C15" office:value-type="string">
            <text:p text:style-name="P34">At home</text:p>
          </table:table-cell>
        </table:table-row>
        <table:table-row table:style-name="TableLine94725944815408">
          <table:table-cell table:style-name="Table2.A15" office:value-type="string">
            <text:p text:style-name="P34">FRIEND1_CONTACT_OTHER_FFX</text:p>
          </table:table-cell>
          <table:table-cell table:style-name="Table2.B15" office:value-type="string">
            <text:p text:style-name="P34">FriendXOther</text:p>
          </table:table-cell>
          <table:table-cell table:style-name="Table2.C15" office:value-type="string">
            <text:p text:style-name="P34">Somewhere else</text:p>
          </table:table-cell>
        </table:table-row>
        <table:table-row table:style-name="TableLine94725944816368">
          <table:table-cell table:style-name="Table2.A10" office:value-type="string">
            <text:p text:style-name="P29"/>
          </table:table-cell>
          <table:table-cell table:style-name="Table2.A10" office:value-type="string">
            <text:p text:style-name="P29"/>
          </table:table-cell>
          <table:table-cell table:style-name="Table2.C10" office:value-type="string">
            <text:p text:style-name="P29"/>
          </table:table-cell>
        </table:table-row>
      </table:table>
      <text:p text:style-name="P64"/>
      <text:p text:style-name="P65">* There are 5 friends, so there are also 5 <text:span text:style-name="T2">of the same </text:span>questions for each of the 5 friends</text:p>
      <text:p text:style-name="P65"/>
      <text:p text:style-name="P65"/>
      <text:p text:style-name="P65"/>
      <text:p text:style-name="P65"/>
      <text:p text:style-name="P65"/>
      <text:h text:style-name="P78" text:outline-level="3"><text:soft-page-break/>Aureus Table</text:h>
      <text:p text:style-name="P65"/>
      <text:p text:style-name="P65"/>
      <table:table table:name="Table3" table:style-name="Table3">
        <table:table-column table:style-name="Table3.A"/>
        <table:table-column table:style-name="Table3.B"/>
        <table:table-column table:style-name="Table3.C"/>
        <table:table-row table:style-name="TableLine94725944820720">
          <table:table-cell table:style-name="Table3.A1" office:value-type="string">
            <text:p text:style-name="P17">Original Name</text:p>
          </table:table-cell>
          <table:table-cell table:style-name="Table3.A1" office:value-type="string">
            <text:p text:style-name="P17">New Name</text:p>
          </table:table-cell>
          <table:table-cell table:style-name="Table3.C1" office:value-type="string">
            <text:p text:style-name="P17">Description</text:p>
          </table:table-cell>
        </table:table-row>
        <table:table-row table:style-name="TableLine94725944860432">
          <table:table-cell table:style-name="Table3.A13" office:value-type="string">
            <text:p text:style-name="P62">pers_key_ff1</text:p>
          </table:table-cell>
          <table:table-cell table:style-name="Table3.B2" office:value-type="string">
            <text:p text:style-name="P33">ID</text:p>
          </table:table-cell>
          <table:table-cell table:style-name="Table3.C2" office:value-type="string">
            <text:p text:style-name="P27">Unique ID for each person.</text:p>
          </table:table-cell>
        </table:table-row>
        <table:table-row table:style-name="TableLine94725944862624">
          <table:table-cell table:style-name="Table3.A13" office:value-type="string">
            <text:p text:style-name="P36">DATE_CULTURE_DAY0_FF1</text:p>
          </table:table-cell>
          <table:table-cell table:style-name="Table3.B3" office:value-type="string">
            <text:p text:style-name="P36">Date</text:p>
          </table:table-cell>
          <table:table-cell table:style-name="Table3.C3" office:value-type="string">
            <text:p text:style-name="P36">Date of the culture</text:p>
          </table:table-cell>
        </table:table-row>
        <table:table-row table:style-name="TableLine94725944864384">
          <table:table-cell table:style-name="Table3.A4" office:value-type="string">
            <text:p text:style-name="P38">*</text:p>
          </table:table-cell>
          <table:table-cell table:style-name="Table3.A4" office:value-type="string">
            <text:p text:style-name="P29"/>
          </table:table-cell>
          <table:table-cell table:style-name="Table3.C4" office:value-type="string">
            <text:p text:style-name="P29"/>
          </table:table-cell>
        </table:table-row>
        <table:table-row table:style-name="TableLine94725944866816">
          <table:table-cell table:style-name="Table3.A13" office:value-type="string">
            <text:p text:style-name="P36">CONTROL_NASAL_DAY2_FF1</text:p>
          </table:table-cell>
          <table:table-cell table:style-name="Table3.B5" office:value-type="string">
            <text:p text:style-name="P36">NasalGrowth</text:p>
          </table:table-cell>
          <table:table-cell table:style-name="Table3.C5" office:value-type="string">
            <text:p text:style-name="P36">Did we try to grow something from the nasal sample.</text:p>
          </table:table-cell>
        </table:table-row>
        <table:table-row table:style-name="TableLine94725944868944">
          <table:table-cell table:style-name="Table3.A13" office:value-type="string">
            <text:p text:style-name="P37">STAPH_NASAL_DAY2_FF1</text:p>
          </table:table-cell>
          <table:table-cell table:style-name="Table3.B6" office:value-type="string">
            <text:p text:style-name="P37">NasalAureus</text:p>
          </table:table-cell>
          <table:table-cell table:style-name="Table3.C6" office:value-type="string">
            <text:p text:style-name="P37">Did something grew from the nasal sample</text:p>
          </table:table-cell>
        </table:table-row>
        <table:table-row table:style-name="TableLine94725944870832">
          <table:table-cell table:style-name="Table3.A7" office:value-type="string">
            <text:p text:style-name="P37">STAPH_GROWTH_NASAL_DAY2_FF1</text:p>
          </table:table-cell>
          <table:table-cell table:style-name="Table3.B7" office:value-type="string">
            <text:p text:style-name="P37">NasalPopulation</text:p>
          </table:table-cell>
          <table:table-cell table:style-name="Table3.C7" office:value-type="string">
            <text:p text:style-name="P37">How much something grew</text:p>
          </table:table-cell>
        </table:table-row>
        <table:table-row table:style-name="TableLine94725944873424">
          <table:table-cell table:style-name="Table3.A13" office:value-type="string">
            <text:p text:style-name="P37">STAPH_NASAL_ENRICH_FF1</text:p>
          </table:table-cell>
          <table:table-cell table:style-name="Table3.B8" office:value-type="string">
            <text:p text:style-name="P37">EnrichNasalAureus</text:p>
          </table:table-cell>
          <table:table-cell table:style-name="Table3.C8" office:value-type="string">
            <text:p text:style-name="P37">Did we try the enrichment process</text:p>
          </table:table-cell>
        </table:table-row>
        <table:table-row table:style-name="TableLine94725944875472">
          <table:table-cell table:style-name="Table3.A13" office:value-type="string">
            <text:p text:style-name="P37">STAPH_GROWTH_NASAL_ENRICH_FF1</text:p>
          </table:table-cell>
          <table:table-cell table:style-name="Table3.B9" office:value-type="string">
            <text:p text:style-name="P37">EnrichNasalPopulation</text:p>
          </table:table-cell>
          <table:table-cell table:style-name="Table3.C9" office:value-type="string">
            <text:p text:style-name="P37">How much something grew after the enrichment </text:p>
          </table:table-cell>
        </table:table-row>
        <table:table-row table:style-name="TableLine94725944877440">
          <table:table-cell table:style-name="Table3.A13" office:value-type="string">
            <text:p text:style-name="P37">STAPH_COAGULASE_NASAL_FF1</text:p>
          </table:table-cell>
          <table:table-cell table:style-name="Table3.B10" office:value-type="string">
            <text:p text:style-name="P37">CoagulaseNasal</text:p>
          </table:table-cell>
          <table:table-cell table:style-name="Table3.C10" office:value-type="string">
            <text:p text:style-name="P37">The coagulase test</text:p>
          </table:table-cell>
        </table:table-row>
        <table:table-row table:style-name="TableLine94725944879488">
          <table:table-cell table:style-name="Table3.A13" office:value-type="string">
            <text:p text:style-name="P37">STAPH_COAGULASE_THROAT_FF1</text:p>
          </table:table-cell>
          <table:table-cell table:style-name="Table3.B11" office:value-type="string">
            <text:p text:style-name="P37">CoagulaseEnrichNasal</text:p>
          </table:table-cell>
          <table:table-cell table:style-name="Table3.C11" office:value-type="string">
            <text:p text:style-name="P37">The coagulase test for the enrichment.</text:p>
          </table:table-cell>
        </table:table-row>
        <table:table-row table:style-name="TableLine94725944881536">
          <table:table-cell table:style-name="Table3.A4" office:value-type="string">
            <text:p text:style-name="P27"/>
          </table:table-cell>
          <table:table-cell table:style-name="Table3.A4" office:value-type="string">
            <text:p text:style-name="P33"/>
          </table:table-cell>
          <table:table-cell table:style-name="Table3.C4" office:value-type="string">
            <text:p text:style-name="P27"/>
          </table:table-cell>
        </table:table-row>
        <table:table-row table:style-name="TableLine94725944882496">
          <table:table-cell table:style-name="Table3.A13" office:value-type="string">
            <text:p text:style-name="P37">SPA_THROAT1_FF1</text:p>
          </table:table-cell>
          <table:table-cell table:style-name="Table3.B13" office:value-type="string">
            <text:p text:style-name="P37">SPAThroat1</text:p>
          </table:table-cell>
          <table:table-cell table:style-name="Table3.C13" office:value-type="string">
            <text:p text:style-name="P37">The different SPA typing variables</text:p>
          </table:table-cell>
        </table:table-row>
        <table:table-row table:style-name="TableLine94725944884544">
          <table:table-cell table:style-name="Table3.A17" office:value-type="string">
            <text:p text:style-name="P37">SPA_THROAT2_FF1</text:p>
          </table:table-cell>
          <table:table-cell table:style-name="Table3.B17" office:value-type="string">
            <text:p text:style-name="P37">SPAThroat2</text:p>
          </table:table-cell>
          <table:table-cell table:style-name="Table3.C17" office:value-type="string">
            <text:p text:style-name="P30"/>
          </table:table-cell>
        </table:table-row>
        <table:table-row table:style-name="TableLine94725944887136">
          <table:table-cell table:style-name="Table3.A17" office:value-type="string">
            <text:p text:style-name="P37">CC_THROAT1_FF1</text:p>
          </table:table-cell>
          <table:table-cell table:style-name="Table3.B17" office:value-type="string">
            <text:p text:style-name="P37">SPAThroatClonning</text:p>
          </table:table-cell>
          <table:table-cell table:style-name="Table3.C17" office:value-type="string">
            <text:p text:style-name="P30"/>
          </table:table-cell>
        </table:table-row>
        <table:table-row table:style-name="TableLine94725944888096">
          <table:table-cell table:style-name="Table3.A17" office:value-type="string">
            <text:p text:style-name="P37">CCN_THROAT1_FF1</text:p>
          </table:table-cell>
          <table:table-cell table:style-name="Table3.B17" office:value-type="string">
            <text:p text:style-name="P37">SPAThroatCount</text:p>
          </table:table-cell>
          <table:table-cell table:style-name="Table3.C17" office:value-type="string">
            <text:p text:style-name="P30"/>
          </table:table-cell>
        </table:table-row>
        <table:table-row table:style-name="TableLine94725944889056">
          <table:table-cell table:style-name="Table3.A17" office:value-type="string">
            <text:p text:style-name="P37">SPA_NASAL1_FF1</text:p>
          </table:table-cell>
          <table:table-cell table:style-name="Table3.B17" office:value-type="string">
            <text:p text:style-name="P37">SPANasal1</text:p>
          </table:table-cell>
          <table:table-cell table:style-name="Table3.C17" office:value-type="string">
            <text:p text:style-name="P30"/>
          </table:table-cell>
        </table:table-row>
        <table:table-row table:style-name="TableLine94725944890016">
          <table:table-cell table:style-name="Table3.A18" office:value-type="string">
            <text:p text:style-name="P37">SPA_NASAL2_FF1</text:p>
          </table:table-cell>
          <table:table-cell table:style-name="Table3.B18" office:value-type="string">
            <text:p text:style-name="P37">SPANasal2</text:p>
          </table:table-cell>
          <table:table-cell table:style-name="Table3.C18" office:value-type="string">
            <text:p text:style-name="P30"/>
          </table:table-cell>
        </table:table-row>
      </table:table>
      <text:p text:style-name="P66"/>
      <text:p text:style-name="P66">* <text:span text:style-name="T3">We have the same variables for the throat.</text:span></text:p>
      <text:p text:style-name="P66"/>
      <text:p text:style-name="P66"/>
      <text:h text:style-name="P76" text:outline-level="1">Transforming the data</text:h>
      <text:p text:style-name="P40"/>
      <text:p text:style-name="P68">The original data is now loaded in our tables. But it has a lot of values as integers that should be transform into categorical variables. In the following paragraph, we explain each transformation. Notice that the 1s and 0s are not constants <text:span text:style-name="T11">in between variables, and sometimes 0 means no, and others 1 means no, for exampl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2" text:outline-level="3"><text:soft-page-break/>Phenotype table</text:h>
      <text:p text:style-name="P68"/>
      <table:table table:name="Table4" table:style-name="Table4">
        <table:table-column table:style-name="Table4.A" table:number-columns-repeated="2"/>
        <table:table-column table:style-name="Table4.C"/>
        <table:table-row table:style-name="TableLine94725944895472">
          <table:table-cell table:style-name="Table4.A1" office:value-type="string">
            <text:p text:style-name="P20">Variable</text:p>
          </table:table-cell>
          <table:table-cell table:style-name="Table4.A1" office:value-type="string">
            <text:p text:style-name="P20">Original</text:p>
          </table:table-cell>
          <table:table-cell table:style-name="Table4.C1" office:value-type="string">
            <text:p text:style-name="P20">Transformed</text:p>
          </table:table-cell>
        </table:table-row>
        <table:table-row table:style-name="TableLine94725944959408">
          <table:table-cell table:style-name="Table4.A2" table:number-rows-spanned="3" office:value-type="string">
            <text:p text:style-name="P2">Sex</text:p>
          </table:table-cell>
          <table:table-cell table:style-name="Table4.B16" office:value-type="string">
            <text:p text:style-name="P4">0</text:p>
          </table:table-cell>
          <table:table-cell table:style-name="Table4.C2" office:value-type="string">
            <text:p text:style-name="P1">“<text:span text:style-name="T4">Woman</text:span></text:p>
          </table:table-cell>
        </table:table-row>
        <table:table-row table:style-name="TableLine94725944961472">
          <table:covered-table-cell/>
          <table:table-cell table:style-name="Table4.B16" office:value-type="string">
            <text:p text:style-name="P4">1</text:p>
          </table:table-cell>
          <table:table-cell table:style-name="Table4.C3" office:value-type="string">
            <text:p text:style-name="P1">“<text:span text:style-name="T4">Man”</text:span></text:p>
          </table:table-cell>
        </table:table-row>
        <table:table-row table:style-name="TableLine94725944962800">
          <table:covered-table-cell/>
          <table:table-cell table:style-name="Table4.B16" office:value-type="string">
            <text:p text:style-name="P4">Other</text:p>
          </table:table-cell>
          <table:table-cell table:style-name="Table4.C4" office:value-type="string">
            <text:p text:style-name="P1">“<text:span text:style-name="T4">Unknown”</text:span></text:p>
          </table:table-cell>
        </table:table-row>
        <table:table-row table:style-name="TableLine94725944964528">
          <table:table-cell table:style-name="Table4.A2" table:number-rows-spanned="4" office:value-type="string">
            <text:p text:style-name="P2">School</text:p>
            <text:p text:style-name="P2"/>
          </table:table-cell>
          <table:table-cell table:style-name="Table4.B16" office:value-type="string">
            <text:p text:style-name="P4">1</text:p>
          </table:table-cell>
          <table:table-cell table:style-name="Table4.C5" office:value-type="string">
            <text:p text:style-name="P4">“Specialization in General Studies”</text:p>
          </table:table-cell>
        </table:table-row>
        <table:table-row table:style-name="TableLine94725944966032">
          <table:covered-table-cell/>
          <table:table-cell table:style-name="Table4.B16" office:value-type="string">
            <text:p text:style-name="P4">2</text:p>
          </table:table-cell>
          <table:table-cell table:style-name="Table4.C16" office:value-type="string">
            <text:p text:style-name="P4">“Sports and Physical Education”</text:p>
          </table:table-cell>
        </table:table-row>
        <table:table-row table:style-name="TableLine94725944968032">
          <table:covered-table-cell/>
          <table:table-cell table:style-name="Table4.B16" office:value-type="string">
            <text:p text:style-name="P4">3</text:p>
          </table:table-cell>
          <table:table-cell table:style-name="Table4.C16" office:value-type="string">
            <text:p text:style-name="P4">“Vocational Program”</text:p>
          </table:table-cell>
        </table:table-row>
        <table:table-row table:style-name="TableLine94725944969536">
          <table:covered-table-cell/>
          <table:table-cell table:style-name="Table4.B16" office:value-type="string">
            <text:p text:style-name="P4">Other</text:p>
          </table:table-cell>
          <table:table-cell table:style-name="Table4.C16" office:value-type="string">
            <text:p text:style-name="P5">“<text:span text:style-name="T4">Unknown”</text:span></text:p>
          </table:table-cell>
        </table:table-row>
        <table:table-row table:style-name="TableLine94725944971040">
          <table:table-cell table:style-name="Table4.A2" table:number-rows-spanned="4" office:value-type="string">
            <text:p text:style-name="P2">Smoke</text:p>
            <text:p text:style-name="P4"/>
          </table:table-cell>
          <table:table-cell table:style-name="Table4.B16" office:value-type="string">
            <text:p text:style-name="P4">1</text:p>
          </table:table-cell>
          <table:table-cell table:style-name="Table4.C16" office:value-type="string">
            <text:p text:style-name="P4">“Never”</text:p>
          </table:table-cell>
        </table:table-row>
        <table:table-row table:style-name="TableLine94725944971920">
          <table:covered-table-cell/>
          <table:table-cell table:style-name="Table4.B16" office:value-type="string">
            <text:p text:style-name="P4">2</text:p>
          </table:table-cell>
          <table:table-cell table:style-name="Table4.C16" office:value-type="string">
            <text:p text:style-name="P1">“<text:span text:style-name="T4">Sometimes”</text:span></text:p>
          </table:table-cell>
        </table:table-row>
        <table:table-row table:style-name="TableLine94725944973424">
          <table:covered-table-cell/>
          <table:table-cell table:style-name="Table4.B16" office:value-type="string">
            <text:p text:style-name="P4">3</text:p>
          </table:table-cell>
          <table:table-cell table:style-name="Table4.C16" office:value-type="string">
            <text:p text:style-name="P1">“<text:span text:style-name="T4">Daily”</text:span></text:p>
          </table:table-cell>
        </table:table-row>
        <table:table-row table:style-name="TableLine94725944974928">
          <table:covered-table-cell/>
          <table:table-cell table:style-name="Table4.B16" office:value-type="string">
            <text:p text:style-name="P4">Other</text:p>
            <text:p text:style-name="P4"/>
          </table:table-cell>
          <table:table-cell table:style-name="Table4.C16" office:value-type="string">
            <text:p text:style-name="P1">“<text:span text:style-name="T4">Unknown”</text:span></text:p>
          </table:table-cell>
        </table:table-row>
        <table:table-row table:style-name="TableLine94725944976432">
          <table:table-cell table:style-name="Table4.A2" table:number-rows-spanned="4" office:value-type="string">
            <text:p text:style-name="P2">Snuff</text:p>
            <text:p text:style-name="P4"/>
          </table:table-cell>
          <table:table-cell table:style-name="Table4.B16" office:value-type="string">
            <text:p text:style-name="P4">1</text:p>
          </table:table-cell>
          <table:table-cell table:style-name="Table4.C16" office:value-type="string">
            <text:p text:style-name="P4">“Never”</text:p>
          </table:table-cell>
        </table:table-row>
        <table:table-row table:style-name="TableLine94725944977392">
          <table:covered-table-cell/>
          <table:table-cell table:style-name="Table4.B16" office:value-type="string">
            <text:p text:style-name="P4">2</text:p>
          </table:table-cell>
          <table:table-cell table:style-name="Table4.C16" office:value-type="string">
            <text:p text:style-name="P1">“<text:span text:style-name="T4">Sometimes”</text:span></text:p>
          </table:table-cell>
        </table:table-row>
        <table:table-row table:style-name="TableLine94725944978896">
          <table:covered-table-cell/>
          <table:table-cell table:style-name="Table4.B16" office:value-type="string">
            <text:p text:style-name="P4">3</text:p>
          </table:table-cell>
          <table:table-cell table:style-name="Table4.C16" office:value-type="string">
            <text:p text:style-name="P1">“<text:span text:style-name="T4">Daily”</text:span></text:p>
          </table:table-cell>
        </table:table-row>
        <table:table-row table:style-name="TableLine94725944980400">
          <table:covered-table-cell/>
          <table:table-cell table:style-name="Table4.B16" office:value-type="string">
            <text:p text:style-name="P4">Other</text:p>
          </table:table-cell>
          <table:table-cell table:style-name="Table4.C16" office:value-type="string">
            <text:p text:style-name="P1">“<text:span text:style-name="T4">Unknown”</text:span></text:p>
          </table:table-cell>
        </table:table-row>
        <table:table-row table:style-name="TableLine94725944981904">
          <table:table-cell table:style-name="Table4.A2" table:number-rows-spanned="5" office:value-type="string">
            <text:p text:style-name="P2">Sports</text:p>
          </table:table-cell>
          <table:table-cell table:style-name="Table4.B26" office:value-type="string">
            <text:p text:style-name="P4">1</text:p>
          </table:table-cell>
          <table:table-cell table:style-name="Table4.C26" office:value-type="string">
            <text:p text:style-name="P1">“<text:span text:style-name="T4">None”</text:span></text:p>
          </table:table-cell>
        </table:table-row>
        <table:table-row table:style-name="TableLine94725944983952">
          <table:covered-table-cell/>
          <table:table-cell table:style-name="Table4.B26" office:value-type="string">
            <text:p text:style-name="P4">2</text:p>
          </table:table-cell>
          <table:table-cell table:style-name="Table4.C26" office:value-type="string">
            <text:p text:style-name="P1">“<text:span text:style-name="T4">Light”</text:span></text:p>
          </table:table-cell>
        </table:table-row>
        <table:table-row table:style-name="TableLine94725944985456">
          <table:covered-table-cell/>
          <table:table-cell table:style-name="Table4.B26" office:value-type="string">
            <text:p text:style-name="P4">3</text:p>
          </table:table-cell>
          <table:table-cell table:style-name="Table4.C26" office:value-type="string">
            <text:p text:style-name="P1">“<text:span text:style-name="T4">Medium”</text:span></text:p>
          </table:table-cell>
        </table:table-row>
        <table:table-row table:style-name="TableLine94725944986960">
          <table:covered-table-cell/>
          <table:table-cell table:style-name="Table4.B20" office:value-type="string">
            <text:p text:style-name="P4">4</text:p>
          </table:table-cell>
          <table:table-cell table:style-name="Table4.C20" office:value-type="string">
            <text:p text:style-name="P1">“<text:span text:style-name="T4">Hard"</text:span></text:p>
          </table:table-cell>
        </table:table-row>
        <table:table-row table:style-name="TableLine94725944989552">
          <table:covered-table-cell/>
          <table:table-cell table:style-name="Table4.B26" office:value-type="string">
            <text:p text:style-name="P4">Other</text:p>
          </table:table-cell>
          <table:table-cell table:style-name="Table4.C26" office:value-type="string">
            <text:p text:style-name="P1">“<text:span text:style-name="T4">Unknown”</text:span></text:p>
          </table:table-cell>
        </table:table-row>
        <table:table-row table:style-name="TableLine94725944991056">
          <table:table-cell table:style-name="Table4.A2" table:number-rows-spanned="3" office:value-type="string">
            <text:p text:style-name="P2">Active</text:p>
            <text:p text:style-name="P4"/>
          </table:table-cell>
          <table:table-cell table:style-name="Table4.B26" office:value-type="string">
            <text:p text:style-name="P4">1</text:p>
          </table:table-cell>
          <table:table-cell table:style-name="Table4.C26" office:value-type="string">
            <text:p text:style-name="P1">“<text:span text:style-name="T4">Yes”</text:span></text:p>
          </table:table-cell>
        </table:table-row>
        <table:table-row table:style-name="TableLine94725944992016">
          <table:covered-table-cell/>
          <table:table-cell table:style-name="Table4.B26" office:value-type="string">
            <text:p text:style-name="P4">0</text:p>
          </table:table-cell>
          <table:table-cell table:style-name="Table4.C26" office:value-type="string">
            <text:p text:style-name="P1">“<text:span text:style-name="T4">No”</text:span></text:p>
          </table:table-cell>
        </table:table-row>
        <table:table-row table:style-name="TableLine94725944993520">
          <table:covered-table-cell/>
          <table:table-cell table:style-name="Table4.B26" office:value-type="string">
            <text:p text:style-name="P4">Other</text:p>
          </table:table-cell>
          <table:table-cell table:style-name="Table4.C26" office:value-type="string">
            <text:p text:style-name="P1">“<text:span text:style-name="T4">Unknown”</text:span></text:p>
          </table:table-cell>
        </table:table-row>
        <table:table-row table:style-name="TableLine94725944995024">
          <table:table-cell table:style-name="Table4.A2" table:number-rows-spanned="3" office:value-type="string">
            <text:p text:style-name="P6">Antibiotics</text:p>
          </table:table-cell>
          <table:table-cell table:style-name="Table4.B26" office:value-type="string">
            <text:p text:style-name="P4">1</text:p>
          </table:table-cell>
          <table:table-cell table:style-name="Table4.C26" office:value-type="string">
            <text:p text:style-name="P1">“<text:span text:style-name="T4">Yes”</text:span></text:p>
          </table:table-cell>
        </table:table-row>
        <table:table-row table:style-name="TableLine94725944995984">
          <table:covered-table-cell/>
          <table:table-cell table:style-name="Table4.B26" office:value-type="string">
            <text:p text:style-name="P4">0</text:p>
          </table:table-cell>
          <table:table-cell table:style-name="Table4.C26" office:value-type="string">
            <text:p text:style-name="P1">“<text:span text:style-name="T4">No”</text:span></text:p>
          </table:table-cell>
        </table:table-row>
        <table:table-row table:style-name="TableLine94725944997488">
          <table:covered-table-cell/>
          <table:table-cell table:style-name="Table4.B27" office:value-type="string">
            <text:p text:style-name="P4">Other</text:p>
          </table:table-cell>
          <table:table-cell table:style-name="Table4.C27" office:value-type="string">
            <text:p text:style-name="P1">“<text:span text:style-name="T4">Unknown”</text:span></text:p>
          </table:table-cell>
        </table:table-row>
      </table:table>
      <text:p text:style-name="P68"/>
      <text:p text:style-name="P68"/>
      <text:h text:style-name="P84" text:outline-level="3">Network table</text:h>
      <text:p text:style-name="P39"/>
      <text:p text:style-name="P72">There are no categorical changes in here for the moment. Technically, there are a bunch of 1s and 0s that represent “yes” or “no”, but I'm going to leave then as they are because is faster to do math with integers rather than strings like the "yes", "no", types. But notice that we still have a bunch of NAs values here which will be dealt with later on.</text:p>
      <text:p text:style-name="P71"><text:s text:c="8"/></text:p>
      <text:p text:style-name="P71"/>
      <text:p text:style-name="P39"/>
      <text:h text:style-name="P84" text:outline-level="3"><text:soft-page-break/>Aureus table</text:h>
      <text:p text:style-name="P69"/>
      <text:p text:style-name="P73">We describe here only the variables for the nasal samples, but the variables for the throat samples have the same transformation.</text:p>
      <text:p text:style-name="P69"/>
      <table:table table:name="Table5" table:style-name="Table5">
        <table:table-column table:style-name="Table5.A" table:number-columns-repeated="2"/>
        <table:table-column table:style-name="Table5.C"/>
        <table:table-row table:style-name="TableLine94725945001200">
          <table:table-cell table:style-name="Table5.A1" office:value-type="string">
            <text:p text:style-name="P21">Variable</text:p>
          </table:table-cell>
          <table:table-cell table:style-name="Table5.A1" office:value-type="string">
            <text:p text:style-name="P21">Original</text:p>
          </table:table-cell>
          <table:table-cell table:style-name="Table5.C1" office:value-type="string">
            <text:p text:style-name="P21">Transformed</text:p>
          </table:table-cell>
        </table:table-row>
        <table:table-row table:style-name="TableLine94725945068000">
          <table:table-cell table:style-name="Table5.A2" table:number-rows-spanned="4" office:value-type="string">
            <text:p text:style-name="P6">NasalGrowth</text:p>
          </table:table-cell>
          <table:table-cell table:style-name="Table5.B30" office:value-type="string">
            <text:p text:style-name="P7">1</text:p>
          </table:table-cell>
          <table:table-cell table:style-name="Table5.C30" office:value-type="string">
            <text:p text:style-name="P7">“Yes”</text:p>
          </table:table-cell>
        </table:table-row>
        <table:table-row table:style-name="TableLine94725945070064">
          <table:covered-table-cell/>
          <table:table-cell table:style-name="Table5.B30" office:value-type="string">
            <text:p text:style-name="P7">0</text:p>
          </table:table-cell>
          <table:table-cell table:style-name="Table5.C30" office:value-type="string">
            <text:p text:style-name="P7">“No”</text:p>
          </table:table-cell>
        </table:table-row>
        <table:table-row table:style-name="TableLine94725945070912">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072160">
          <table:covered-table-cell/>
          <table:table-cell table:style-name="Table5.B30" office:value-type="string">
            <text:p text:style-name="P7">Other</text:p>
          </table:table-cell>
          <table:table-cell table:style-name="Table5.C30" office:value-type="string">
            <text:p text:style-name="P8">“<text:span text:style-name="T11">Unknown”</text:span></text:p>
          </table:table-cell>
        </table:table-row>
        <table:table-row table:style-name="TableLine94725945073600">
          <table:table-cell table:style-name="Table5.A2" table:number-rows-spanned="4" office:value-type="string">
            <text:p text:style-name="P6">NasalAureus</text:p>
          </table:table-cell>
          <table:table-cell table:style-name="Table5.B30" office:value-type="string">
            <text:p text:style-name="P7">1</text:p>
          </table:table-cell>
          <table:table-cell table:style-name="Table5.C30" office:value-type="string">
            <text:p text:style-name="P7">“Yes”</text:p>
          </table:table-cell>
        </table:table-row>
        <table:table-row table:style-name="TableLine94725945074512">
          <table:covered-table-cell/>
          <table:table-cell table:style-name="Table5.B30" office:value-type="string">
            <text:p text:style-name="P7">0</text:p>
          </table:table-cell>
          <table:table-cell table:style-name="Table5.C30" office:value-type="string">
            <text:p text:style-name="P7">“No”</text:p>
          </table:table-cell>
        </table:table-row>
        <table:table-row table:style-name="TableLine94725945075952">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077456">
          <table:covered-table-cell/>
          <table:table-cell table:style-name="Table5.B30" office:value-type="string">
            <text:p text:style-name="P7">Other</text:p>
          </table:table-cell>
          <table:table-cell table:style-name="Table5.C30" office:value-type="string">
            <text:p text:style-name="P8">“<text:span text:style-name="T11">Unknown”</text:span></text:p>
          </table:table-cell>
        </table:table-row>
        <table:table-row table:style-name="TableLine94725945078880">
          <table:table-cell table:style-name="Table5.A2" table:number-rows-spanned="5" office:value-type="string">
            <text:p text:style-name="P6">NasalPopulation</text:p>
          </table:table-cell>
          <table:table-cell table:style-name="Table5.B30" office:value-type="string">
            <text:p text:style-name="P7">0</text:p>
          </table:table-cell>
          <table:table-cell table:style-name="Table5.C30" office:value-type="string">
            <text:p text:style-name="P7">“Light”</text:p>
          </table:table-cell>
        </table:table-row>
        <table:table-row table:style-name="TableLine94725945079840">
          <table:covered-table-cell/>
          <table:table-cell table:style-name="Table5.B30" office:value-type="string">
            <text:p text:style-name="P7">1</text:p>
          </table:table-cell>
          <table:table-cell table:style-name="Table5.C30" office:value-type="string">
            <text:p text:style-name="P7">“Moderate”</text:p>
          </table:table-cell>
        </table:table-row>
        <table:table-row table:style-name="TableLine94725945081344">
          <table:covered-table-cell/>
          <table:table-cell table:style-name="Table5.B30" office:value-type="string">
            <text:p text:style-name="P7">2</text:p>
          </table:table-cell>
          <table:table-cell table:style-name="Table5.C30" office:value-type="string">
            <text:p text:style-name="P7">“Rich”</text:p>
          </table:table-cell>
        </table:table-row>
        <table:table-row table:style-name="TableLine94725945082848">
          <table:covered-table-cell/>
          <table:table-cell table:style-name="Table5.B30" office:value-type="string">
            <text:p text:style-name="P7">NA</text:p>
          </table:table-cell>
          <table:table-cell table:style-name="Table5.C30" office:value-type="string">
            <text:p text:style-name="P7">“None”</text:p>
          </table:table-cell>
        </table:table-row>
        <table:table-row table:style-name="TableLine94725945084352">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085856">
          <table:table-cell table:style-name="Table5.A2" table:number-rows-spanned="4" office:value-type="string">
            <text:p text:style-name="P6">EnrichNasalAureus</text:p>
          </table:table-cell>
          <table:table-cell table:style-name="Table5.B30" office:value-type="string">
            <text:p text:style-name="P7">1</text:p>
          </table:table-cell>
          <table:table-cell table:style-name="Table5.C30" office:value-type="string">
            <text:p text:style-name="P7">“Yes”</text:p>
          </table:table-cell>
        </table:table-row>
        <table:table-row table:style-name="TableLine94725945086816">
          <table:covered-table-cell/>
          <table:table-cell table:style-name="Table5.B30" office:value-type="string">
            <text:p text:style-name="P7">0</text:p>
          </table:table-cell>
          <table:table-cell table:style-name="Table5.C30" office:value-type="string">
            <text:p text:style-name="P7">“No”</text:p>
          </table:table-cell>
        </table:table-row>
        <table:table-row table:style-name="TableLine94725945088320">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089824">
          <table:covered-table-cell/>
          <table:table-cell table:style-name="Table5.B30" office:value-type="string">
            <text:p text:style-name="P7">Other</text:p>
          </table:table-cell>
          <table:table-cell table:style-name="Table5.C30" office:value-type="string">
            <text:p text:style-name="P8">“<text:span text:style-name="T11">Unknown”</text:span></text:p>
          </table:table-cell>
        </table:table-row>
        <table:table-row table:style-name="TableLine94725945091328">
          <table:table-cell table:style-name="Table5.A2" table:number-rows-spanned="5" office:value-type="string">
            <text:p text:style-name="P6">EnrichNasalPopulation</text:p>
          </table:table-cell>
          <table:table-cell table:style-name="Table5.B30" office:value-type="string">
            <text:p text:style-name="P7">0</text:p>
          </table:table-cell>
          <table:table-cell table:style-name="Table5.C30" office:value-type="string">
            <text:p text:style-name="P7">“Light”</text:p>
          </table:table-cell>
        </table:table-row>
        <table:table-row table:style-name="TableLine94725945092288">
          <table:covered-table-cell/>
          <table:table-cell table:style-name="Table5.B30" office:value-type="string">
            <text:p text:style-name="P7">1</text:p>
          </table:table-cell>
          <table:table-cell table:style-name="Table5.C30" office:value-type="string">
            <text:p text:style-name="P7">“Moderate”</text:p>
          </table:table-cell>
        </table:table-row>
        <table:table-row table:style-name="TableLine94725945093792">
          <table:covered-table-cell/>
          <table:table-cell table:style-name="Table5.B30" office:value-type="string">
            <text:p text:style-name="P7">2</text:p>
          </table:table-cell>
          <table:table-cell table:style-name="Table5.C30" office:value-type="string">
            <text:p text:style-name="P7">“Rich”</text:p>
          </table:table-cell>
        </table:table-row>
        <table:table-row table:style-name="TableLine94725945095296">
          <table:covered-table-cell/>
          <table:table-cell table:style-name="Table5.B30" office:value-type="string">
            <text:p text:style-name="P7">Other</text:p>
          </table:table-cell>
          <table:table-cell table:style-name="Table5.C30" office:value-type="string">
            <text:p text:style-name="P7">“None”</text:p>
          </table:table-cell>
        </table:table-row>
        <table:table-row table:style-name="TableLine94725945096800">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098304">
          <table:table-cell table:style-name="Table5.A2" table:number-rows-spanned="4" office:value-type="string">
            <text:p text:style-name="P6">CoagulaseNasal</text:p>
          </table:table-cell>
          <table:table-cell table:style-name="Table5.B30" office:value-type="string">
            <text:p text:style-name="P7">1</text:p>
          </table:table-cell>
          <table:table-cell table:style-name="Table5.C30" office:value-type="string">
            <text:p text:style-name="P7">“Positive”</text:p>
          </table:table-cell>
        </table:table-row>
        <table:table-row table:style-name="TableLine94725945099264">
          <table:covered-table-cell/>
          <table:table-cell table:style-name="Table5.B30" office:value-type="string">
            <text:p text:style-name="P7">0</text:p>
          </table:table-cell>
          <table:table-cell table:style-name="Table5.C30" office:value-type="string">
            <text:p text:style-name="P7">“Negative”</text:p>
          </table:table-cell>
        </table:table-row>
        <table:table-row table:style-name="TableLine94725945100768">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102272">
          <table:covered-table-cell/>
          <table:table-cell table:style-name="Table5.B30" office:value-type="string">
            <text:p text:style-name="P7">Other</text:p>
          </table:table-cell>
          <table:table-cell table:style-name="Table5.C30" office:value-type="string">
            <text:p text:style-name="P8">“<text:span text:style-name="T11">Unknown”</text:span></text:p>
          </table:table-cell>
        </table:table-row>
        <table:table-row table:style-name="TableLine94725945103776">
          <table:table-cell table:style-name="Table5.A2" table:number-rows-spanned="4" office:value-type="string">
            <text:p text:style-name="P6">CoagulaseEnrichNasal</text:p>
          </table:table-cell>
          <table:table-cell table:style-name="Table5.B30" office:value-type="string">
            <text:p text:style-name="P7">1</text:p>
          </table:table-cell>
          <table:table-cell table:style-name="Table5.C30" office:value-type="string">
            <text:p text:style-name="P7">“Positive”</text:p>
          </table:table-cell>
        </table:table-row>
        <table:table-row table:style-name="TableLine94725945104736">
          <table:covered-table-cell/>
          <table:table-cell table:style-name="Table5.B30" office:value-type="string">
            <text:p text:style-name="P7">0</text:p>
          </table:table-cell>
          <table:table-cell table:style-name="Table5.C30" office:value-type="string">
            <text:p text:style-name="P7">“Negative”</text:p>
          </table:table-cell>
        </table:table-row>
        <table:table-row table:style-name="TableLine94725945106240">
          <table:covered-table-cell/>
          <table:table-cell table:style-name="Table5.B30" office:value-type="string">
            <text:p text:style-name="P7">9</text:p>
          </table:table-cell>
          <table:table-cell table:style-name="Table5.C30" office:value-type="string">
            <text:p text:style-name="P7">“Non-applicable”</text:p>
          </table:table-cell>
        </table:table-row>
        <table:table-row table:style-name="TableLine94725945107744">
          <table:covered-table-cell/>
          <table:table-cell table:style-name="Table5.B31" office:value-type="string">
            <text:p text:style-name="P7">Other</text:p>
          </table:table-cell>
          <table:table-cell table:style-name="Table5.C31" office:value-type="string">
            <text:p text:style-name="P8">“<text:span text:style-name="T11">Unknown”</text:span></text:p>
          </table:table-cell>
        </table:table-row>
      </table:table>
      <text:p text:style-name="P69"/>
      <text:h text:style-name="Heading_20_3" text:outline-level="3">IDs</text:h>
      <text:p text:style-name="P74"/>
      <text:p text:style-name="P74">The IDs have 8 numbers as identifiers. To avoid visual cluttering and to for the anonymity the data, we substitute the IDs with a integer number that goes from 1 to approximately 1000.</text:p>
      <text:p text:style-name="P74"/>
      <text:p text:style-name="P74"><text:soft-page-break/>We however save two special IDs. An ID equal to 0 means that a person have a friend that is not in our ID table, for example could be a distant friend from another country that doesn’t participate in the study. An ID equal -1 means no friend. This way all the variable for each of the 5 friends have an integer as is easier and faster to do math and filtering later on.</text:p>
      <text:p text:style-name="P74"/>
      <text:p text:style-name="P74"/>
      <text:h text:style-name="P77" text:outline-level="1"><text:span text:style-name="T12">Adding new</text:span> data</text:h>
      <text:p text:style-name="P42"/>
      <text:p text:style-name="P53"><text:span text:style-name="T6">B</text:span><text:span text:style-name="T5">ased on the columns or information that we already have, we are going to add some extra columns in our tables. This is could be new information, like calculating if a person is pain tolerant or not. Or <text:s/>could be redundant information so we can avoid calculating the same value twice in the future and optimize the running time of the script.</text:span></text:p>
      <text:p text:style-name="P44"/>
      <text:p text:style-name="P45">Some of the new columns are not in use yet because we don’t have the data. As for example, all that reference the pain variables. But they are prepare anyway for later when we have it.</text:p>
      <text:p text:style-name="P43"/>
      <text:h text:style-name="P79" text:outline-level="3"><text:span text:style-name="T15">Aureus</text:span><text:span text:style-name="T5"> table</text:span></text:h>
      <text:p text:style-name="P43"/>
      <text:p text:style-name="P54"><text:span text:style-name="T5">We added a new variable for the nasal, and the throat, that represent if a person is a carrier or </text:span><text:span text:style-name="T7">S. Aureus or </text:span><text:span text:style-name="T5">not. </text:span><text:span text:style-name="T7">For both cases, this is the criteria to decided who is carrier:</text:span></text:p>
      <text:p text:style-name="P46"/>
      <text:p text:style-name="P55"><text:span text:style-name="T7">I</text:span><text:span text:style-name="T5">f we tried a test on the subject which show growing (“</text:span><text:span text:style-name="T8">NasalGrowth” </text:span><text:span text:style-name="T5">== “Yes”) and the coagulase test was ALSO positive (“</text:span><text:span text:style-name="T8">CoagulaseNasal” </text:span><text:span text:style-name="T5">== “Positive”), then we have a carrier.</text:span></text:p>
      <text:p text:style-name="P47"/>
      <text:p text:style-name="P47">There are some minor inconsistencies in the data with this definition, which can be found in the heatmaps done in the control script. But in the vast majority of the cases, all the control variables check-out correctly.</text:p>
      <text:p text:style-name="P43"/>
      <table:table table:name="Table7" table:style-name="Table7">
        <table:table-column table:style-name="Table7.A"/>
        <table:table-column table:style-name="Table7.B"/>
        <table:table-row table:style-name="TableLine94725944539296">
          <table:table-cell table:style-name="Table7.A1" office:value-type="string">
            <text:p text:style-name="P23"><text:span text:style-name="T13">New </text:span>Variable</text:p>
          </table:table-cell>
          <table:table-cell table:style-name="Table7.B1" office:value-type="string">
            <text:p text:style-name="P25">Explanation</text:p>
          </table:table-cell>
        </table:table-row>
        <table:table-row table:style-name="TableLine94725945127840">
          <table:table-cell table:style-name="Table7.A2" office:value-type="string">
            <text:p text:style-name="P15">NasalCarrier</text:p>
          </table:table-cell>
          <table:table-cell table:style-name="Table7.B2" office:value-type="string">
            <text:p text:style-name="P16">If this person is a carrier in the nose (Positive or Negative).</text:p>
          </table:table-cell>
        </table:table-row>
        <table:table-row table:style-name="TableLine94725945128944">
          <table:table-cell table:style-name="Table7.A2" office:value-type="string">
            <text:p text:style-name="P15">ThroatCarrier</text:p>
          </table:table-cell>
          <table:table-cell table:style-name="Table7.B3" office:value-type="string">
            <text:p text:style-name="P16">Same for the throat.</text:p>
          </table:table-cell>
        </table:table-row>
      </table:table>
      <text:p text:style-name="P75"/>
      <text:p text:style-name="P43"/>
      <text:p text:style-name="P43"/>
      <text:p text:style-name="P43"/>
      <text:p text:style-name="P43"/>
      <text:h text:style-name="P83" text:outline-level="3"><text:soft-page-break/>Phenotype table</text:h>
      <text:p text:style-name="P70"/>
      <table:table table:name="Table6" table:style-name="Table6">
        <table:table-column table:style-name="Table6.A"/>
        <table:table-column table:style-name="Table6.B"/>
        <table:table-row table:style-name="TableLine94725945132192">
          <table:table-cell table:style-name="Table6.A1" office:value-type="string">
            <text:p text:style-name="P22"><text:span text:style-name="T13">New </text:span>Variable</text:p>
          </table:table-cell>
          <table:table-cell table:style-name="Table6.B1" office:value-type="string">
            <text:p text:style-name="P24">Explanation</text:p>
          </table:table-cell>
        </table:table-row>
        <table:table-row table:style-name="TableLine94725945151440">
          <table:table-cell table:style-name="Table6.A2" office:value-type="string">
            <text:p text:style-name="P10">*</text:p>
          </table:table-cell>
          <table:table-cell table:style-name="Table6.B2" office:value-type="string">
            <text:p text:style-name="P9"/>
          </table:table-cell>
        </table:table-row>
        <table:table-row table:style-name="TableLine94725945152832">
          <table:table-cell table:style-name="Table6.A3" office:value-type="string">
            <text:p text:style-name="P11">OverallFollowingPainAverage</text:p>
          </table:table-cell>
          <table:table-cell table:style-name="Table6.B3" office:value-type="string">
            <text:p text:style-name="P13">How many friends I nominate that are pain tolerant.</text:p>
          </table:table-cell>
        </table:table-row>
        <table:table-row table:style-name="TableLine94725945154384">
          <table:table-cell table:style-name="Table6.A4" office:value-type="string">
            <text:p text:style-name="P11">OverallPopularityPainAverage</text:p>
          </table:table-cell>
          <table:table-cell table:style-name="Table6.B4" office:value-type="string">
            <text:p text:style-name="P13">How many people follow me that are pain tolerant.</text:p>
          </table:table-cell>
        </table:table-row>
        <table:table-row table:style-name="TableLine94725945156192">
          <table:table-cell table:style-name="Table6.A5" office:value-type="string">
            <text:p text:style-name="P11">OverallConnections</text:p>
          </table:table-cell>
          <table:table-cell table:style-name="Table6.B5" office:value-type="string">
            <text:p text:style-name="P13">How many undirected friends I have.</text:p>
          </table:table-cell>
        </table:table-row>
        <table:table-row table:style-name="TableLine94725945157952">
          <table:table-cell table:style-name="Table6.A6" office:value-type="string">
            <text:p text:style-name="P11">OverallPopularity</text:p>
          </table:table-cell>
          <table:table-cell table:style-name="Table6.B6" office:value-type="string">
            <text:p text:style-name="P13">How many people follow me.</text:p>
          </table:table-cell>
        </table:table-row>
        <table:table-row table:style-name="TableLine94725945159792">
          <table:table-cell table:style-name="Table6.A7" office:value-type="string">
            <text:p text:style-name="P11">OverallFollowing</text:p>
          </table:table-cell>
          <table:table-cell table:style-name="Table6.B7" office:value-type="string">
            <text:p text:style-name="P13">How many people I nominated as friends.</text:p>
          </table:table-cell>
        </table:table-row>
        <table:table-row table:style-name="TableLine94725945161680">
          <table:table-cell table:style-name="Table6.A8" office:value-type="string">
            <text:p text:style-name="P11">OverallReciprocity</text:p>
          </table:table-cell>
          <table:table-cell table:style-name="Table6.B8" office:value-type="string">
            <text:p text:style-name="P13">How many relationships are reciprocal.</text:p>
          </table:table-cell>
        </table:table-row>
        <table:table-row table:style-name="TableLine94725945163456">
          <table:table-cell table:style-name="Table6.A9" office:value-type="string">
            <text:p text:style-name="P11">OverallFriendsWithBug<text:span text:style-name="T16">Nasal</text:span></text:p>
          </table:table-cell>
          <table:table-cell table:style-name="Table6.B10" office:value-type="string">
            <text:p text:style-name="P13">How many undirected friends have S.Aureus <text:span text:style-name="T16">in the nose.</text:span></text:p>
          </table:table-cell>
        </table:table-row>
        <table:table-row table:style-name="TableLine94725945165536">
          <table:table-cell table:style-name="Table6.A9" office:value-type="string">
            <text:p text:style-name="P12">OverallFriendsWithBug<text:span text:style-name="T16">Throat</text:span></text:p>
          </table:table-cell>
          <table:table-cell table:style-name="Table6.B10" office:value-type="string">
            <text:p text:style-name="P14">How many undirected friends have S.Aureus <text:span text:style-name="T16">in the thoat.</text:span></text:p>
          </table:table-cell>
        </table:table-row>
        <table:table-row table:style-name="TableLine94725945166336">
          <table:table-cell table:style-name="Table6.A11" office:value-type="string">
            <text:p text:style-name="P3"/>
          </table:table-cell>
          <table:table-cell table:style-name="Table6.B11" office:value-type="string">
            <text:p text:style-name="P9"/>
          </table:table-cell>
        </table:table-row>
      </table:table>
      <text:p text:style-name="P70"/>
      <text:p text:style-name="P67">* We have 6 networks in total. The overall network, the physical, school, sports, home, and other network. This variables repeat for each of the network (but changing the name to reference each obviously).</text:p>
      <text:p text:style-name="P67"/>
      <text:h text:style-name="P80" text:outline-level="3"><text:span text:style-name="T14">Network</text:span> table</text:h>
      <text:p text:style-name="P41"/>
      <text:p text:style-name="P51"><text:span text:style-name="T6">W</text:span><text:span text:style-name="T5">e are not adding anything new to the network table. But the current form is not useful to do matrix operation. So we separate it into 6 different matrices of N x N, where N is the number of people we have in the phenotype table. The matrix has a 0 in each cell by default.</text:span></text:p>
      <text:p text:style-name="P49"/>
      <text:p text:style-name="P50">Each row correspond with the people that row ID nominate as a friend.</text:p>
      <text:p text:style-name="P50"/>
      <text:p text:style-name="P51"><text:span text:style-name="T9">Each column correspond with the people which that column ID </text:span><text:span text:style-name="T5"><text:s/></text:span><text:span text:style-name="T9">is popular.</text:span></text:p>
      <text:p text:style-name="P50"/>
      <text:p text:style-name="P52"><text:span text:style-name="T9">S</text:span><text:span text:style-name="T5">o for example, if matrix[3,7] = 1 means that person number 3 likes person number 7. <text:s/>If matrix[7,3] = 0 it means that 7 does not reciprocate the relationships.</text:span></text:p>
      <text:p text:style-name="P48"/>
      <text:h text:style-name="P81" text:outline-level="3">Constants</text:h>
      <text:p text:style-name="P85"><text:span text:style-name="T10"/></text:p>
      <text:p text:style-name="P86"><text:span text:style-name="T5"/></text:p>
      <text:p text:style-name="P85"><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25T17:53:17.739702566</meta:creation-date>
    <dc:date>2022-06-13T09:19:14.268224623</dc:date>
    <meta:editing-duration>PT1H11M13S</meta:editing-duration>
    <meta:editing-cycles>10</meta:editing-cycles>
    <meta:generator>LibreOffice/6.4.7.2$Linux_X86_64 LibreOffice_project/40$Build-2</meta:generator>
    <meta:document-statistic meta:table-count="7" meta:image-count="0" meta:object-count="0" meta:page-count="8" meta:paragraph-count="328" meta:word-count="1660" meta:character-count="10046" meta:non-whitespace-character-count="8700"/>
  </office:meta>
</office:document-meta>
</file>